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6"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7"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18"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19" style:family="paragraph" style:parent-style-name="Standard">
      <style:text-properties fo:color="#800000" loext:opacity="100%" style:font-name="Droid Sans Mono" fo:font-size="10.5pt" fo:font-weight="normal" officeooo:rsid="00395ac7" officeooo:paragraph-rsid="00395ac7" fo:background-color="#ffffff"/>
    </style:style>
    <style:style style:name="P20" style:family="paragraph" style:parent-style-name="Standard">
      <style:paragraph-properties style:line-height-at-least="0.503cm"/>
    </style:style>
    <style:style style:name="P21" style:family="paragraph" style:parent-style-name="Text_20_body">
      <style:text-properties officeooo:rsid="002dc266" officeooo:paragraph-rsid="002dc266"/>
    </style:style>
    <style:style style:name="P22" style:family="paragraph" style:parent-style-name="Standard">
      <style:text-properties officeooo:rsid="002dc266" officeooo:paragraph-rsid="002dc266"/>
    </style:style>
    <style:style style:name="P23" style:family="paragraph" style:parent-style-name="Standard">
      <style:text-properties officeooo:rsid="002f5469" officeooo:paragraph-rsid="002f5469"/>
    </style:style>
    <style:style style:name="P24" style:family="paragraph" style:parent-style-name="Text_20_body">
      <style:text-properties officeooo:rsid="0031dc96" officeooo:paragraph-rsid="0031dc96"/>
    </style:style>
    <style:style style:name="P25" style:family="paragraph" style:parent-style-name="Text_20_body">
      <style:text-properties officeooo:rsid="0032bd23" officeooo:paragraph-rsid="0032bd23"/>
    </style:style>
    <style:style style:name="P26" style:family="paragraph" style:parent-style-name="Code">
      <style:text-properties officeooo:paragraph-rsid="00366218"/>
    </style:style>
    <style:style style:name="P27" style:family="paragraph" style:parent-style-name="Text_20_body">
      <style:text-properties officeooo:rsid="003644f5" officeooo:paragraph-rsid="003644f5"/>
    </style:style>
    <style:style style:name="P28" style:family="paragraph" style:parent-style-name="Text_20_body">
      <style:text-properties officeooo:rsid="003644f5" officeooo:paragraph-rsid="00382920"/>
    </style:style>
    <style:style style:name="P29" style:family="paragraph" style:parent-style-name="Code">
      <style:text-properties officeooo:paragraph-rsid="00382920"/>
    </style:style>
    <style:style style:name="P30" style:family="paragraph" style:parent-style-name="Text_20_body">
      <style:text-properties officeooo:rsid="00382920" officeooo:paragraph-rsid="00382920"/>
    </style:style>
    <style:style style:name="P31" style:family="paragraph" style:parent-style-name="Text_20_body">
      <style:text-properties officeooo:rsid="00395ac7" officeooo:paragraph-rsid="00395ac7"/>
    </style:style>
    <style:style style:name="P32" style:family="paragraph" style:parent-style-name="Text_20_body">
      <style:text-properties officeooo:paragraph-rsid="00395ac7"/>
    </style:style>
    <style:style style:name="P33" style:family="paragraph" style:parent-style-name="Text_20_body">
      <style:text-properties officeooo:rsid="003d1231" officeooo:paragraph-rsid="003d1231"/>
    </style:style>
    <style:style style:name="P34" style:family="paragraph" style:parent-style-name="Text_20_body">
      <style:text-properties officeooo:rsid="003f8316" officeooo:paragraph-rsid="003f8316"/>
    </style:style>
    <style:style style:name="P35" style:family="paragraph" style:parent-style-name="Text_20_body">
      <style:text-properties officeooo:rsid="0040d9e5" officeooo:paragraph-rsid="0040d9e5"/>
    </style:style>
    <style:style style:name="P36" style:family="paragraph" style:parent-style-name="Text_20_body">
      <style:text-properties officeooo:rsid="0040d9e5" officeooo:paragraph-rsid="00470802"/>
    </style:style>
    <style:style style:name="P37" style:family="paragraph" style:parent-style-name="Text_20_body">
      <style:text-properties officeooo:rsid="0040d9e5" officeooo:paragraph-rsid="004b58f8"/>
    </style:style>
    <style:style style:name="P38" style:family="paragraph" style:parent-style-name="Text_20_body">
      <style:text-properties officeooo:rsid="0042b788" officeooo:paragraph-rsid="0042b788"/>
    </style:style>
    <style:style style:name="P39" style:family="paragraph" style:parent-style-name="Text_20_body">
      <style:text-properties officeooo:rsid="004490e3" officeooo:paragraph-rsid="004490e3"/>
    </style:style>
    <style:style style:name="P40" style:family="paragraph" style:parent-style-name="Text_20_body">
      <style:text-properties officeooo:rsid="0045107a" officeooo:paragraph-rsid="0045107a"/>
    </style:style>
    <style:style style:name="P41" style:family="paragraph" style:parent-style-name="Text_20_body">
      <style:text-properties officeooo:rsid="004537e0" officeooo:paragraph-rsid="004537e0"/>
    </style:style>
    <style:style style:name="P42" style:family="paragraph" style:parent-style-name="Text_20_body">
      <style:text-properties officeooo:rsid="00458a79" officeooo:paragraph-rsid="00458a79"/>
    </style:style>
    <style:style style:name="P43" style:family="paragraph" style:parent-style-name="Text_20_body">
      <style:text-properties officeooo:rsid="00499aab" officeooo:paragraph-rsid="00499aab"/>
    </style:style>
    <style:style style:name="P44" style:family="paragraph" style:parent-style-name="Text_20_body">
      <style:text-properties officeooo:rsid="004d1bb2" officeooo:paragraph-rsid="004d1bb2"/>
    </style:style>
    <style:style style:name="P45" style:family="paragraph" style:parent-style-name="Text_20_body">
      <style:text-properties officeooo:rsid="004f0ba2" officeooo:paragraph-rsid="004f0ba2"/>
    </style:style>
    <style:style style:name="P46" style:family="paragraph" style:parent-style-name="Text_20_body">
      <style:text-properties officeooo:paragraph-rsid="0052114a"/>
    </style:style>
    <style:style style:name="P47" style:family="paragraph" style:parent-style-name="Text_20_body">
      <style:text-properties officeooo:rsid="00531685" officeooo:paragraph-rsid="00531685"/>
    </style:style>
    <style:style style:name="P48" style:family="paragraph" style:parent-style-name="Text_20_body">
      <style:text-properties officeooo:paragraph-rsid="005487bd"/>
    </style:style>
    <style:style style:name="P49" style:family="paragraph" style:parent-style-name="Text_20_body">
      <style:text-properties officeooo:rsid="00566e22" officeooo:paragraph-rsid="00566e22"/>
    </style:style>
    <style:style style:name="P50" style:family="paragraph" style:parent-style-name="Text_20_body">
      <style:text-properties officeooo:rsid="0056a7c6" officeooo:paragraph-rsid="0056a7c6"/>
    </style:style>
    <style:style style:name="P51" style:family="paragraph" style:parent-style-name="Text_20_body">
      <style:text-properties officeooo:rsid="0058a8f9" officeooo:paragraph-rsid="0058a8f9"/>
    </style:style>
    <style:style style:name="P52" style:family="paragraph" style:parent-style-name="Text_20_body">
      <style:text-properties officeooo:rsid="005e40a9" officeooo:paragraph-rsid="005e40a9"/>
    </style:style>
    <style:style style:name="P53" style:family="paragraph" style:parent-style-name="Text_20_body">
      <style:text-properties officeooo:rsid="005fb212" officeooo:paragraph-rsid="005fb212"/>
    </style:style>
    <style:style style:name="P54" style:family="paragraph" style:parent-style-name="Text_20_body">
      <style:text-properties officeooo:rsid="0061bc1a" officeooo:paragraph-rsid="0061bc1a"/>
    </style:style>
    <style:style style:name="P55" style:family="paragraph" style:parent-style-name="Text_20_body">
      <style:text-properties officeooo:rsid="0061bc1a" officeooo:paragraph-rsid="0063a28c"/>
    </style:style>
    <style:style style:name="P56" style:family="paragraph" style:parent-style-name="Text_20_body">
      <style:text-properties officeooo:rsid="0064cfaa" officeooo:paragraph-rsid="0064cfaa"/>
    </style:style>
    <style:style style:name="P57" style:family="paragraph" style:parent-style-name="Text_20_body">
      <style:text-properties officeooo:rsid="0063a28c" officeooo:paragraph-rsid="0063a28c"/>
    </style:style>
    <style:style style:name="P58" style:family="paragraph" style:parent-style-name="Text_20_body">
      <style:text-properties officeooo:rsid="00671493" officeooo:paragraph-rsid="00671493"/>
    </style:style>
    <style:style style:name="P59" style:family="paragraph" style:parent-style-name="Text_20_body">
      <style:text-properties officeooo:rsid="00671ee3" officeooo:paragraph-rsid="00671ee3"/>
    </style:style>
    <style:style style:name="P60" style:family="paragraph" style:parent-style-name="Code">
      <style:text-properties officeooo:paragraph-rsid="00686851"/>
    </style:style>
    <style:style style:name="P61" style:family="paragraph" style:parent-style-name="Heading_20_1">
      <style:text-properties officeooo:paragraph-rsid="002c24db"/>
    </style:style>
    <style:style style:name="P62" style:family="paragraph" style:parent-style-name="Heading_20_1">
      <style:text-properties officeooo:paragraph-rsid="002f5469"/>
    </style:style>
    <style:style style:name="P63" style:family="paragraph" style:parent-style-name="Heading_20_1">
      <style:text-properties officeooo:paragraph-rsid="00382920"/>
    </style:style>
    <style:style style:name="P64" style:family="paragraph" style:parent-style-name="Heading_20_1">
      <style:text-properties officeooo:rsid="00395ac7" officeooo:paragraph-rsid="00395ac7"/>
    </style:style>
    <style:style style:name="P65" style:family="paragraph" style:parent-style-name="Heading_20_1">
      <style:text-properties officeooo:rsid="004d1bb2" officeooo:paragraph-rsid="004d1bb2"/>
    </style:style>
    <style:style style:name="P66" style:family="paragraph" style:parent-style-name="Heading_20_1">
      <style:text-properties officeooo:rsid="004f0ba2" officeooo:paragraph-rsid="004f0ba2"/>
    </style:style>
    <style:style style:name="P67" style:family="paragraph" style:parent-style-name="Heading_20_1">
      <style:text-properties officeooo:rsid="00531685" officeooo:paragraph-rsid="00531685"/>
    </style:style>
    <style:style style:name="P68" style:family="paragraph" style:parent-style-name="Heading_20_1">
      <style:text-properties officeooo:rsid="00566e22" officeooo:paragraph-rsid="00566e22"/>
    </style:style>
    <style:style style:name="P69" style:family="paragraph" style:parent-style-name="Heading_20_1">
      <style:text-properties officeooo:rsid="0058a8f9" officeooo:paragraph-rsid="0058a8f9"/>
    </style:style>
    <style:style style:name="P70" style:family="paragraph" style:parent-style-name="Heading_20_1">
      <style:text-properties officeooo:rsid="005e40a9" officeooo:paragraph-rsid="005e40a9"/>
    </style:style>
    <style:style style:name="P71" style:family="paragraph" style:parent-style-name="Heading_20_1">
      <style:text-properties officeooo:rsid="005fb212" officeooo:paragraph-rsid="005fb212"/>
    </style:style>
    <style:style style:name="P72" style:family="paragraph" style:parent-style-name="Heading_20_1">
      <style:text-properties officeooo:rsid="0061bc1a" officeooo:paragraph-rsid="0061bc1a"/>
    </style:style>
    <style:style style:name="P73" style:family="paragraph" style:parent-style-name="Heading_20_1">
      <style:text-properties officeooo:rsid="0064cfaa" officeooo:paragraph-rsid="0064cfaa"/>
    </style:style>
    <style:style style:name="P74" style:family="paragraph" style:parent-style-name="Heading_20_1">
      <style:text-properties officeooo:rsid="00671493" officeooo:paragraph-rsid="00671493"/>
    </style:style>
    <style:style style:name="P75" style:family="paragraph" style:parent-style-name="Heading_20_1">
      <style:text-properties officeooo:rsid="00686851" officeooo:paragraph-rsid="00686851"/>
    </style:style>
    <style:style style:name="P76" style:family="paragraph" style:parent-style-name="Heading_20_1">
      <style:text-properties officeooo:rsid="006a4585" officeooo:paragraph-rsid="006a4585"/>
    </style:style>
    <style:style style:name="P77" style:family="paragraph" style:parent-style-name="Heading_20_2">
      <style:text-properties officeooo:paragraph-rsid="00686851"/>
    </style:style>
    <style:style style:name="P78" style:family="paragraph" style:parent-style-name="Heading_20_3">
      <style:text-properties officeooo:paragraph-rsid="00686851"/>
    </style:style>
    <style:style style:name="P79"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80" style:family="paragraph" style:parent-style-name="Standard">
      <style:text-properties officeooo:rsid="006a4585" officeooo:paragraph-rsid="006a4585"/>
    </style:style>
    <style:style style:name="P81" style:family="paragraph" style:parent-style-name="Text_20_body" style:list-style-name="L1">
      <style:text-properties officeooo:rsid="002b10b0" officeooo:paragraph-rsid="002b10b0"/>
    </style:style>
    <style:style style:name="P82" style:family="paragraph" style:parent-style-name="Text_20_body" style:list-style-name="L2">
      <style:text-properties officeooo:rsid="002b10b0" officeooo:paragraph-rsid="002b10b0"/>
    </style:style>
    <style:style style:name="P83" style:family="paragraph" style:parent-style-name="Text_20_body" style:list-style-name="L3">
      <style:text-properties officeooo:rsid="002b10dd" officeooo:paragraph-rsid="002b10dd"/>
    </style:style>
    <style:style style:name="P84" style:family="paragraph" style:parent-style-name="Text_20_body" style:list-style-name="L4">
      <style:text-properties officeooo:rsid="002b10dd" officeooo:paragraph-rsid="002b10dd"/>
    </style:style>
    <style:style style:name="P85" style:family="paragraph" style:parent-style-name="Text_20_body" style:list-style-name="L5">
      <style:text-properties officeooo:rsid="0031dc96" officeooo:paragraph-rsid="0031dc96"/>
    </style:style>
    <style:style style:name="P86" style:family="paragraph" style:parent-style-name="Text_20_body" style:list-style-name="L6">
      <style:text-properties officeooo:rsid="0032bd23" officeooo:paragraph-rsid="0032bd23"/>
    </style:style>
    <style:style style:name="P87" style:family="paragraph" style:parent-style-name="Text_20_body" style:list-style-name="L7">
      <style:text-properties officeooo:rsid="0032bd23" officeooo:paragraph-rsid="0032bd23"/>
    </style:style>
    <style:style style:name="P88" style:family="paragraph" style:parent-style-name="Text_20_body" style:list-style-name="L8">
      <style:text-properties officeooo:rsid="003644f5" officeooo:paragraph-rsid="003644f5"/>
    </style:style>
    <style:style style:name="P89" style:family="paragraph" style:parent-style-name="Text_20_body" style:list-style-name="L9">
      <style:text-properties officeooo:rsid="003d1231" officeooo:paragraph-rsid="003d1231"/>
    </style:style>
    <style:style style:name="P90" style:family="paragraph" style:parent-style-name="Text_20_body" style:list-style-name="L10">
      <style:text-properties officeooo:rsid="003d1231" officeooo:paragraph-rsid="003d1231"/>
    </style:style>
    <style:style style:name="P91" style:family="paragraph" style:parent-style-name="Text_20_body" style:list-style-name="L11">
      <style:text-properties officeooo:rsid="00499aab" officeooo:paragraph-rsid="00499aab"/>
    </style:style>
    <style:style style:name="P92" style:family="paragraph" style:parent-style-name="Text_20_body" style:list-style-name="L12">
      <style:text-properties officeooo:rsid="00499aab" officeooo:paragraph-rsid="00499aab"/>
    </style:style>
    <style:style style:name="P93" style:family="paragraph" style:parent-style-name="Text_20_body" style:list-style-name="L13">
      <style:text-properties officeooo:rsid="00531685" officeooo:paragraph-rsid="00531685"/>
    </style:style>
    <style:style style:name="P94" style:family="paragraph" style:parent-style-name="Text_20_body" style:list-style-name="L14">
      <style:text-properties officeooo:rsid="005e40a9" officeooo:paragraph-rsid="005e40a9"/>
    </style:style>
    <style:style style:name="P95" style:family="paragraph" style:parent-style-name="Text_20_body" style:list-style-name="L15">
      <style:text-properties officeooo:rsid="0061bc1a" officeooo:paragraph-rsid="0061bc1a"/>
    </style:style>
    <style:style style:name="P96" style:family="paragraph" style:parent-style-name="Text_20_body" style:list-style-name="L15">
      <style:text-properties officeooo:rsid="0061bc1a" officeooo:paragraph-rsid="0063a28c"/>
    </style:style>
    <style:style style:name="P97" style:family="paragraph" style:parent-style-name="Text_20_body">
      <style:text-properties officeooo:paragraph-rsid="00686851"/>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98658" loext:opacity="100%"/>
    </style:style>
    <style:style style:name="T5" style:family="text">
      <style:text-properties fo:color="#a31515" loext:opacity="100%"/>
    </style:style>
    <style:style style:name="T6" style:family="text">
      <style:text-properties fo:color="#a31515" loext:opacity="100%" style:font-name="Droid Sans Mono" fo:font-size="10.5pt" fo:font-weight="normal" fo:background-color="#ffffff" loext:char-shading-value="0"/>
    </style:style>
    <style:style style:name="T7" style:family="text">
      <style:text-properties fo:color="#811f3f" loext:opacity="100%"/>
    </style:style>
    <style:style style:name="T8" style:family="text">
      <style:text-properties fo:color="#800000" loext:opacity="100%"/>
    </style:style>
    <style:style style:name="T9" style:family="text">
      <style:text-properties fo:color="#800000" loext:opacity="100%" style:font-name="Droid Sans Mono" fo:font-size="10.5pt" fo:font-weight="normal" fo:background-color="#ffffff" loext:char-shading-value="0"/>
    </style:style>
    <style:style style:name="T10" style:family="text">
      <style:text-properties fo:color="#e50000" loext:opacity="100%"/>
    </style:style>
    <style:style style:name="T11" style:family="text">
      <style:text-properties fo:color="#e50000" loext:opacity="100%" style:font-name="Droid Sans Mono" fo:font-size="10.5pt" fo:font-weight="normal" fo:background-color="#ffffff" loext:char-shading-value="0"/>
    </style:style>
    <style:style style:name="T12" style:family="text">
      <style:text-properties fo:color="#0451a5" loext:opacity="100%"/>
    </style:style>
    <style:style style:name="T13" style:family="text">
      <style:text-properties officeooo:rsid="002f5469"/>
    </style:style>
    <style:style style:name="T14" style:family="text">
      <style:text-properties officeooo:rsid="00306525"/>
    </style:style>
    <style:style style:name="T15" style:family="text">
      <style:text-properties style:text-position="super 58%"/>
    </style:style>
    <style:style style:name="T16" style:family="text">
      <style:text-properties officeooo:rsid="0032bd23"/>
    </style:style>
    <style:style style:name="T17" style:family="text">
      <style:text-properties officeooo:rsid="0033934f"/>
    </style:style>
    <style:style style:name="T18" style:family="text">
      <style:text-properties fo:font-weight="normal"/>
    </style:style>
    <style:style style:name="T19" style:family="text">
      <style:text-properties fo:font-weight="normal" style:font-weight-asian="normal" style:font-weight-complex="normal"/>
    </style:style>
    <style:style style:name="T20" style:family="text">
      <style:text-properties fo:font-weight="normal" officeooo:rsid="0034372b" style:font-weight-asian="normal" style:font-weight-complex="normal"/>
    </style:style>
    <style:style style:name="T21" style:family="text">
      <style:text-properties officeooo:rsid="003644f5"/>
    </style:style>
    <style:style style:name="T22" style:family="text">
      <style:text-properties officeooo:rsid="00366218"/>
    </style:style>
    <style:style style:name="T23" style:family="text">
      <style:text-properties officeooo:rsid="00382920"/>
    </style:style>
    <style:style style:name="T24" style:family="text">
      <style:text-properties officeooo:rsid="00395ac7"/>
    </style:style>
    <style:style style:name="T25" style:family="text">
      <style:text-properties fo:color="#000000" loext:opacity="100%" style:font-name="Droid Sans Mono" fo:font-size="10.5pt" fo:font-weight="normal" fo:background-color="#ffffff" loext:char-shading-value="0"/>
    </style:style>
    <style:style style:name="T26" style:family="text">
      <style:text-properties fo:color="#000000" loext:opacity="100%" style:font-name="Droid Sans Mono" fo:font-size="10.5pt" fo:font-weight="normal" officeooo:rsid="006a4585" fo:background-color="#ffffff" loext:char-shading-value="0"/>
    </style:style>
    <style:style style:name="T27" style:family="text">
      <style:text-properties officeooo:rsid="0045107a"/>
    </style:style>
    <style:style style:name="T28" style:family="text">
      <style:text-properties officeooo:rsid="00470802"/>
    </style:style>
    <style:style style:name="T29" style:family="text">
      <style:text-properties officeooo:rsid="0049b75a"/>
    </style:style>
    <style:style style:name="T30" style:family="text">
      <style:text-properties officeooo:rsid="004f0ba2"/>
    </style:style>
    <style:style style:name="T31" style:family="text">
      <style:text-properties officeooo:rsid="005487bd"/>
    </style:style>
    <style:style style:name="T32" style:family="text">
      <style:text-properties fo:color="#cd3131" loext:opacity="100%"/>
    </style:style>
    <style:style style:name="T33" style:family="text">
      <style:text-properties officeooo:rsid="0063a28c"/>
    </style:style>
    <style:style style:name="T34" style:family="text">
      <style:text-properties officeooo:rsid="00671493"/>
    </style:style>
    <style:style style:name="T35" style:family="text">
      <style:text-properties officeooo:rsid="0067ddc1"/>
    </style:style>
    <style:style style:name="T36" style:family="text">
      <style:text-properties officeooo:rsid="0068685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Heading_20_1" text:outline-level="1">Recherche bêta-testeurs</text:h>
      <text:p text:style-name="P1">Texte de présentation d’une web application et recherche de bêta-testeurs.</text:p>
      <text:p text:style-name="P1">Faire l’analogie avec la construction d’une maison.</text:p>
      <text:list text:style-name="L1">
        <text:list-item>
          <text:p text:style-name="P81">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82">La viabilisation est réalisée. L’architecture du site et tout ce qui ne se voit pas comme la gestion des erreurs, des logs, des bases de données …</text:p>
        </text:list-item>
        <text:list-item>
          <text:p text:style-name="P82">Les murs porteurs sont construits : l’aspect général du site avec la barre de navigation.</text:p>
        </text:list-item>
        <text:list-item>
          <text:p text:style-name="P82">La porte principale : la connexion des utilisateurs pour l’accès à leurs données.</text:p>
        </text:list-item>
        <text:list-item>
          <text:p text:style-name="P82">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83">Un « simple » adhérent pour tester :</text:p>
          <text:list>
            <text:list-item>
              <text:p text:style-name="P83">Gérer son compte</text:p>
            </text:list-item>
            <text:list-item>
              <text:p text:style-name="P83">Gérer ses préférences</text:p>
            </text:list-item>
          </text:list>
        </text:list-item>
      </text:list>
      <text:list text:style-name="L4">
        <text:list-item>
          <text:p text:style-name="P84">Un animateur pour tester</text:p>
          <text:list>
            <text:list-item>
              <text:p text:style-name="P84">Gérer des évènements</text:p>
            </text:list-item>
            <text:list-item>
              <text:p text:style-name="P84">Connaitre la liste des personnes intéressées par un évènement.</text:p>
            </text:list-item>
          </text:list>
        </text:list-item>
      </text:list>
      <text:p text:style-name="P3">Ce rôle vous permettra d’accéder aux visites de chantier avec l’architecte ;-)</text:p>
      <text:h text:style-name="P61" text:outline-level="1"><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text:soft-page-break/>Lorsque tous les points soulevés par les différents bêta-testeurs auront été traités, la fonctionnalité sera considérée comme opérationnelle.</text:p>
      <text:h text:style-name="Heading_20_1" text:outline-level="1">Proposer le premier test</text:h>
      <text:p text:style-name="P24"><text:span text:style-name="T17">Après avoir proposé de devenir bêta-testeur, et p</text:span>our faire suite <text:span text:style-name="T17">au message de remerciement adresser aux volontaires</text:span>, j’aimerais faire un nouveau courriel amical et humoristique pour inviter les bêta-testeurs à faire leur 1<text:span text:style-name="T15">er</text:span> test.</text:p>
      <text:p text:style-name="P25">Les remercier à nouveau d’avoir accepté cette mission.</text:p>
      <text:p text:style-name="P24">Le grand jour est arrivé, le premier test à faire est disponible ici :</text:p>
      <text:p text:style-name="P24"><text:a xlink:type="simple" xlink:href="https://myclub.alwaysdata.net/Tests/MyClub/V0.1/Page.php?n=1" text:style-name="Internet_20_link" text:visited-style-name="Visited_20_Internet_20_Link">https://myclub.alwaysdata.net/Tests/MyClub/V0.1/Page.php?n=1</text:a></text:p>
      <text:p text:style-name="P24">Les fonctionnalités à tester sont la connexion et la déconnexion.</text:p>
      <text:p text:style-name="P24">Comme bêta-testeur vous ne devez pas vous contenter de faire les actions demandées.</text:p>
      <text:p text:style-name="P24">Il faut essayer pour tous les moyens de mettre le programme en difficulté.</text:p>
      <text:p text:style-name="P24">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4">Chaque mise en difficulté du programme vous rapportera 1 point.</text:p>
      <text:p text:style-name="P24">Pour valider ce point vous devez :</text:p>
      <text:list text:style-name="L5">
        <text:list-item>
          <text:p text:style-name="P85">fournir la copie d’écran avec le message d’erreur</text:p>
        </text:list-item>
        <text:list-item>
          <text:p text:style-name="P85">indiquer la démarche pour que je puisse reproduire le problème afin de le corriger.</text:p>
        </text:list-item>
      </text:list>
      <text:p text:style-name="P24">Pour ce 1<text:span text:style-name="T15">er</text:span> test j’ai volontairement laissé un problème qui fait apparaître un message d’erreur. Serez-vous le trouver ?</text:p>
      <text:p text:style-name="P24">Comme indiqué dans un courriel précédent on se prévoit un rdv individuel d’une heure pour que vous me montriez comment vous manipulez le programme pour faire les opérations à tester. <text:span text:style-name="T16">A l’issue de cette séance vous indiquerez si c’est OK, pas OK, s’il faut faire des évolutions.</text:span></text:p>
      <text:p text:style-name="P25">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5">Déroulement :</text:p>
      <text:list text:style-name="L6">
        <text:list-item>
          <text:p text:style-name="P86">Envoi de l’invitation (ce message une semaine avant les tests)</text:p>
        </text:list-item>
        <text:list-item>
          <text:p text:style-name="P86">Tests</text:p>
        </text:list-item>
        <text:list-item>
          <text:p text:style-name="P86">Envoi la semaine suivant les tests d’un compte rendu avec la synthèse :</text:p>
        </text:list-item>
      </text:list>
      <text:list text:style-name="L7">
        <text:list-item>
          <text:list>
            <text:list-item>
              <text:p text:style-name="P87">des problèmes détectés</text:p>
            </text:list-item>
            <text:list-item>
              <text:p text:style-name="P87">des propositions d’évolutions</text:p>
            </text:list-item>
          </text:list>
        </text:list-item>
      </text:list>
      <text:h text:style-name="Heading_20_1" text:outline-level="1">Refactoring</text:h>
      <text:p text:style-name="P21">This classes display paged data. I would like a refactoring to follow DRY concept. Class « Display » is the model to follow with filtering as an option.</text:p>
      <text:p text:style-name="P8"><text:soft-page-break/><text:span text:style-name="T2">class</text:span> Display {</text:p>
      <text:p text:style-name="P5"><text:span text:style-name="T2">const</text:span> RECORDS_PER_PAGE = <text:span text:style-name="T4">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4">1</text:span>, $filters = []) {</text:p>
      <text:p text:style-name="P5">$skip = ($currentPage - <text:span text:style-name="T4">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5">'total'</text:span>] / <text:span text:style-name="T2">self</text:span>::RECORDS_PER_PAGE);</text:p>
      <text:p text:style-name="P5">$html = <text:span text:style-name="T5">'&lt;div class="visitor-grid"&gt;'</text:span>;</text:p>
      <text:p text:style-name="P5">$html .= <text:span text:style-name="T2">$this</text:span>-&gt;generateFilterForm($filters);</text:p>
      <text:p text:style-name="P5">$html .= <text:span text:style-name="T5">'&lt;table border="1" cellpadding="5"&gt;</text:span></text:p>
      <text:p text:style-name="P16">&lt;thead&gt;</text:p>
      <text:p text:style-name="P16">&lt;tr&gt;</text:p>
      <text:p text:style-name="P16">&lt;th&gt;OS&lt;/th&gt;</text:p>
      <text:p text:style-name="P16">&lt;th&gt;Browser&lt;/th&gt;</text:p>
      <text:p text:style-name="P16">&lt;th&gt;Screen&lt;/th&gt;</text:p>
      <text:p text:style-name="P16">&lt;th&gt;Client Type&lt;/th&gt;</text:p>
      <text:p text:style-name="P16">&lt;th&gt;URI&lt;/th&gt;</text:p>
      <text:p text:style-name="P16">&lt;th&gt;Email&lt;/th&gt;</text:p>
      <text:p text:style-name="P16">&lt;th&gt;Timestamp&lt;/th&gt;</text:p>
      <text:p text:style-name="P16">&lt;/tr&gt;</text:p>
      <text:p text:style-name="P16">&lt;/thead&gt;</text:p>
      <text:p text:style-name="P5"><text:span text:style-name="T5">&lt;tbody&gt;'</text:span>;</text:p>
      <text:p text:style-name="P5"><text:span text:style-name="T2">foreach</text:span> ($result[<text:span text:style-name="T5">'data'</text:span>] as $row) {</text:p>
      <text:p text:style-name="P5">$html .= <text:span text:style-name="T5">'&lt;tr&gt;'</text:span>;</text:p>
      <text:p text:style-name="P5"><text:span text:style-name="T2">foreach</text:span> ($row as $value) {</text:p>
      <text:p text:style-name="P5">$html .= <text:span text:style-name="T5">'&lt;td&gt;'</text:span> . htmlspecialchars($value) . <text:span text:style-name="T5">'&lt;/td&gt;'</text:span>;</text:p>
      <text:p text:style-name="P5">}</text:p>
      <text:p text:style-name="P5">$html .= <text:span text:style-name="T5">'&lt;/tr&gt;'</text:span>;</text:p>
      <text:p text:style-name="P5">}</text:p>
      <text:p text:style-name="P5">$html .= <text:span text:style-name="T5">'&lt;/tbody&gt;&lt;/table&gt;'</text:span>;</text:p>
      <text:p text:style-name="P5">$html .= <text:span text:style-name="T2">$this</text:span>-&gt;generatePaginationControls($currentPage, $totalPages);</text:p>
      <text:p text:style-name="P5">$html .= <text:span text:style-name="T5">'&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5">'Os'</text:span>]) ? htmlspecialchars($filters[<text:span text:style-name="T5">'Os'</text:span>]) : <text:span text:style-name="T5">''</text:span>;</text:p>
      <text:p text:style-name="P5">$browser = isset($filters[<text:span text:style-name="T5">'Browser'</text:span>]) ? htmlspecialchars($filters[<text:span text:style-name="T5">'Browser'</text:span>]) : <text:span text:style-name="T5">''</text:span>;</text:p>
      <text:p text:style-name="P5">$Type = isset($filters[<text:span text:style-name="T5">'Type'</text:span>]) ? htmlspecialchars($filters[<text:span text:style-name="T5">'Type'</text:span>]) : <text:span text:style-name="T5">''</text:span>;</text:p>
      <text:p text:style-name="P5">$Who = isset($filters[<text:span text:style-name="T5">'Who'</text:span>]) ? htmlspecialchars($filters[<text:span text:style-name="T5">'Who'</text:span>]) : <text:span text:style-name="T5">''</text:span>;</text:p>
      <text:p text:style-name="P5">$html = <text:span text:style-name="T5">'&lt;form method="GET" class="filter-form"&gt;</text:span></text:p>
      <text:p text:style-name="P5"><text:span text:style-name="T5">&lt;input type="text" name="os" placeholder="Filter OS" value="'</text:span> . $os . <text:span text:style-name="T5">'"&gt;</text:span></text:p>
      <text:p text:style-name="P5"><text:span text:style-name="T5">&lt;input type="text" name="browser" placeholder="Filter Browser" value="'</text:span> . $browser . <text:span text:style-name="T5">'"&gt;</text:span></text:p>
      <text:p text:style-name="P5"><text:span text:style-name="T5">&lt;input type="text" name="type" placeholder="Filter Type" value="'</text:span> . $Type . <text:span text:style-name="T5">'"&gt;</text:span></text:p>
      <text:p text:style-name="P5"><text:span text:style-name="T5">&lt;input type="text" name="email" placeholder="Filter Email" value="'</text:span> . $Who . <text:span text:style-name="T5">'"&gt;</text:span></text:p>
      <text:p text:style-name="P16">&lt;button type="submit"&gt;Filter&lt;/button&gt;</text:p>
      <text:p text:style-name="P5"><text:span text:style-name="T5">&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5">'&lt;div class="pagination"&gt;'</text:span>;</text:p>
      <text:p text:style-name="P17">// First page button</text:p>
      <text:p text:style-name="P5"><text:soft-page-break/>$html .= <text:span text:style-name="T5">'&lt;a href="?page=1" class="'</text:span> . ($currentPage == <text:span text:style-name="T4">1</text:span> ? <text:span text:style-name="T5">'disabled'</text:span> : <text:span text:style-name="T5">''</text:span>) . <text:span text:style-name="T5">'"&gt;⟪&lt;/a&gt;'</text:span>;</text:p>
      <text:p text:style-name="P17">// Previous page button</text:p>
      <text:p text:style-name="P5">$html .= <text:span text:style-name="T5">'&lt;a href="?page='</text:span> . ($currentPage - <text:span text:style-name="T4">1</text:span>) . <text:span text:style-name="T5">'" class="'</text:span> . ($currentPage == <text:span text:style-name="T4">1</text:span> ? <text:span text:style-name="T5">'disabled'</text:span> : <text:span text:style-name="T5">''</text:span>) . <text:span text:style-name="T5">'"&gt;←&lt;/a&gt;'</text:span>;</text:p>
      <text:p text:style-name="P17">// Page numbers</text:p>
      <text:p text:style-name="P5"><text:span text:style-name="T2">for</text:span> ($i = max(<text:span text:style-name="T4">1</text:span>, $currentPage - <text:span text:style-name="T4">2</text:span>); $i &lt;= min($totalPages, $currentPage + <text:span text:style-name="T4">2</text:span>); $i++) {</text:p>
      <text:p text:style-name="P5">$html .= <text:span text:style-name="T5">'&lt;a href="?page='</text:span> . $i . <text:span text:style-name="T5">'" class="'</text:span> . ($i == $currentPage ? <text:span text:style-name="T5">'active'</text:span> : <text:span text:style-name="T5">''</text:span>) . <text:span text:style-name="T5">'"&gt;'</text:span> . $i . <text:span text:style-name="T5">'&lt;/a&gt;'</text:span>;</text:p>
      <text:p text:style-name="P5">}</text:p>
      <text:p text:style-name="P17">// Next page button</text:p>
      <text:p text:style-name="P5">$html .= <text:span text:style-name="T5">'&lt;a href="?page='</text:span> . ($currentPage + <text:span text:style-name="T4">1</text:span>) . <text:span text:style-name="T5">'" class="'</text:span> . ($currentPage == $totalPages ? <text:span text:style-name="T5">'disabled'</text:span> : <text:span text:style-name="T5">''</text:span>) . <text:span text:style-name="T5">'"&gt;→&lt;/a&gt;'</text:span>;</text:p>
      <text:p text:style-name="P17">// Last page button</text:p>
      <text:p text:style-name="P5">$html .= <text:span text:style-name="T5">'&lt;a href="?page='</text:span> . $totalPages . <text:span text:style-name="T5">'" class="'</text:span> . ($currentPage == $totalPages ? <text:span text:style-name="T5">'disabled'</text:span> : <text:span text:style-name="T5">''</text:span>) . <text:span text:style-name="T5">'"&gt;⟫&lt;/a&gt;'</text:span>;</text:p>
      <text:p text:style-name="P5">$html .= <text:span text:style-name="T5">'&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4">10</text:span>;</text:p>
      <text:p text:style-name="P5"><text:span text:style-name="T2">private</text:span> $currentPage = <text:span text:style-name="T4">1</text:span>;</text:p>
      <text:p text:style-name="P5"><text:span text:style-name="T2">private</text:span> $totalErrors = <text:span text:style-name="T4">0</text:span>;</text:p>
      <text:p text:style-name="P5"><text:span text:style-name="T2">private</text:span> $errors = [];</text:p>
      <text:p text:style-name="P5"><text:span text:style-name="T2">private</text:span> $message = <text:span text:style-name="T5">''</text:span>;</text:p>
      <text:p text:style-name="P5"><text:span text:style-name="T2">public</text:span> <text:span text:style-name="T2">function</text:span> __construct() {</text:p>
      <text:p text:style-name="P5"><text:span text:style-name="T2">if</text:span> (isset($_POST[<text:span text:style-name="T5">'clear_log'</text:span>])) {</text:p>
      <text:p text:style-name="P5"><text:span text:style-name="T2">$this</text:span>-&gt;clearErrorLog();</text:p>
      <text:p text:style-name="P5"><text:span text:style-name="T2">$this</text:span>-&gt;message = <text:span text:style-name="T5">'Error log has been cleared.'</text:span>;</text:p>
      <text:p text:style-name="P5">}</text:p>
      <text:p text:style-name="P20"/>
      <text:p text:style-name="P5"><text:span text:style-name="T2">if</text:span> (isset($_GET[<text:span text:style-name="T5">'page'</text:span>])) {</text:p>
      <text:p text:style-name="P5"><text:span text:style-name="T2">$this</text:span>-&gt;currentPage = max(<text:span text:style-name="T4">1</text:span>, intval($_GET[<text:span text:style-name="T5">'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7">'/\[(.</text:span>*<text:span text:style-name="T7">?)\] ErrorException: (.</text:span>*<text:span text:style-name="T7">?) in (.</text:span>*<text:span text:style-name="T7">?) on line (\d</text:span>+<text:span text:style-name="T7">)\nStack trace:\n((?:(?!</text:span>^<text:span text:style-name="T7">\[).</text:span>*<text:span text:style-name="T7">\n)</text:span>*<text:span text:style-name="T7">)/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5">'datetime'</text:span> =&gt; $match[<text:span text:style-name="T4">1</text:span>],</text:p>
      <text:p text:style-name="P5"><text:span text:style-name="T5">'message'</text:span> =&gt; $match[<text:span text:style-name="T4">2</text:span>],</text:p>
      <text:p text:style-name="P5"><text:span text:style-name="T5">'file'</text:span> =&gt; str_replace(<text:span text:style-name="T5">'/var/www/sdb/b/2/cihy21/'</text:span>, <text:span text:style-name="T5">''</text:span>, $match[<text:span text:style-name="T4">3</text:span>]),</text:p>
      <text:p text:style-name="P5"><text:span text:style-name="T5">'line'</text:span> =&gt; $match[<text:span text:style-name="T4">4</text:span>],</text:p>
      <text:p text:style-name="P5"><text:span text:style-name="T5">'stack_trace'</text:span> =&gt; $match[<text:span text:style-name="T4">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oft-page-break/><text:span text:style-name="T2">if</text:span> (file_exists(<text:span text:style-name="T2">$this</text:span>-&gt;filename)) {</text:p>
      <text:p text:style-name="P5">file_put_contents(<text:span text:style-name="T2">$this</text:span>-&gt;filename, <text:span text:style-name="T5">''</text:span>);</text:p>
      <text:p text:style-name="P5"><text:span text:style-name="T2">$this</text:span>-&gt;errors = [];</text:p>
      <text:p text:style-name="P5"><text:span text:style-name="T2">$this</text:span>-&gt;totalErrors = <text:span text:style-name="T4">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4">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4">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18">?&gt;</text:p>
      <text:p text:style-name="P5"><text:span text:style-name="T8">&lt;!DOCTYPE</text:span> <text:span text:style-name="T10">html</text:span><text:span text:style-name="T8">&gt;</text:span></text:p>
      <text:p text:style-name="P18">&lt;html&gt;</text:p>
      <text:p text:style-name="P18">&lt;head&gt;</text:p>
      <text:p text:style-name="P5"><text:span text:style-name="T8">&lt;title&gt;</text:span>Error Log Viewer<text:span text:style-name="T8">&lt;/title&gt;</text:span></text:p>
      <text:p text:style-name="P18">&lt;style&gt;</text:p>
      <text:p text:style-name="P5"><text:span text:style-name="T8">table</text:span> { <text:span text:style-name="T10">width</text:span>: <text:span text:style-name="T4">100%</text:span>; <text:span text:style-name="T10">border-collapse</text:span>: <text:span text:style-name="T12">collapse</text:span>; <text:span text:style-name="T10">margin</text:span>: <text:span text:style-name="T4">20px</text:span> <text:span text:style-name="T4">0</text:span>; }</text:p>
      <text:p text:style-name="P5"><text:span text:style-name="T8">th</text:span>, <text:span text:style-name="T8">td</text:span> { <text:span text:style-name="T10">padding</text:span>: <text:span text:style-name="T4">8px</text:span>; <text:span text:style-name="T10">border</text:span>: <text:span text:style-name="T4">1px</text:span> <text:span text:style-name="T12">solid</text:span> <text:span text:style-name="T12">#ddd</text:span>; <text:span text:style-name="T10">text-align</text:span>: <text:span text:style-name="T12">left</text:span>; }</text:p>
      <text:p text:style-name="P5"><text:span text:style-name="T8">th</text:span> { <text:span text:style-name="T10">background-color</text:span>: <text:span text:style-name="T12">#f5f5f5</text:span>; }</text:p>
      <text:p text:style-name="P5"><text:span text:style-name="T8">.tooltip</text:span> { <text:span text:style-name="T10">position</text:span>: <text:span text:style-name="T12">relative</text:span>; <text:span text:style-name="T10">display</text:span>: <text:span text:style-name="T12">inline-block</text:span>; <text:span text:style-name="T10">cursor</text:span>: <text:span text:style-name="T12">pointer</text:span>; }</text:p>
      <text:p text:style-name="P5"><text:span text:style-name="T8">.tooltip</text:span> <text:span text:style-name="T8">.tooltiptext</text:span> {</text:p>
      <text:p text:style-name="P5"><text:span text:style-name="T10">visibility</text:span>: <text:span text:style-name="T12">hidden</text:span>;</text:p>
      <text:p text:style-name="P5"><text:span text:style-name="T10">width</text:span>: <text:span text:style-name="T4">500px</text:span>;</text:p>
      <text:p text:style-name="P5"><text:span text:style-name="T10">background-color</text:span>: <text:span text:style-name="T12">black</text:span>;</text:p>
      <text:p text:style-name="P5"><text:span text:style-name="T10">color</text:span>: <text:span text:style-name="T12">#fff</text:span>;</text:p>
      <text:p text:style-name="P5"><text:span text:style-name="T10">text-align</text:span>: <text:span text:style-name="T12">left</text:span>;</text:p>
      <text:p text:style-name="P5"><text:span text:style-name="T10">padding</text:span>: <text:span text:style-name="T4">5px</text:span>;</text:p>
      <text:p text:style-name="P5"><text:span text:style-name="T10">position</text:span>: <text:span text:style-name="T12">absolute</text:span>;</text:p>
      <text:p text:style-name="P5"><text:span text:style-name="T10">z-index</text:span>: <text:span text:style-name="T4">1</text:span>;</text:p>
      <text:p text:style-name="P5"><text:span text:style-name="T10">bottom</text:span>: <text:span text:style-name="T4">125%</text:span>;</text:p>
      <text:p text:style-name="P5"><text:span text:style-name="T10">left</text:span>: <text:span text:style-name="T4">50%</text:span>;</text:p>
      <text:p text:style-name="P5"><text:span text:style-name="T10">margin-left</text:span>: <text:span text:style-name="T4">-250px</text:span>;</text:p>
      <text:p text:style-name="P5"><text:span text:style-name="T10">white-space</text:span>: <text:span text:style-name="T12">pre</text:span>;</text:p>
      <text:p text:style-name="P5">}</text:p>
      <text:p text:style-name="P5"><text:span text:style-name="T8">.tooltip:hover</text:span> <text:span text:style-name="T8">.tooltiptext</text:span> { <text:span text:style-name="T10">visibility</text:span>: <text:span text:style-name="T12">visible</text:span>; }</text:p>
      <text:p text:style-name="P5"><text:span text:style-name="T8">.navigation</text:span> { <text:span text:style-name="T10">margin</text:span>: <text:span text:style-name="T4">20px</text:span> <text:span text:style-name="T4">0</text:span>; }</text:p>
      <text:p text:style-name="P5"><text:span text:style-name="T8">.navigation</text:span> <text:span text:style-name="T8">a</text:span>, <text:span text:style-name="T8">.navigation</text:span> <text:span text:style-name="T8">button</text:span> {</text:p>
      <text:p text:style-name="P5"><text:span text:style-name="T10">padding</text:span>: <text:span text:style-name="T4">5px</text:span> <text:span text:style-name="T4">10px</text:span>;</text:p>
      <text:p text:style-name="P5"><text:span text:style-name="T10">margin</text:span>: <text:span text:style-name="T4">0</text:span> <text:span text:style-name="T4">5px</text:span>;</text:p>
      <text:p text:style-name="P5"><text:span text:style-name="T10">text-decoration</text:span>: <text:span text:style-name="T12">none</text:span>;</text:p>
      <text:p text:style-name="P5"><text:span text:style-name="T10">border</text:span>: <text:span text:style-name="T4">1px</text:span> <text:span text:style-name="T12">solid</text:span> <text:span text:style-name="T12">#ddd</text:span>;</text:p>
      <text:p text:style-name="P5"><text:span text:style-name="T10">background-color</text:span>: <text:span text:style-name="T12">#f5f5f5</text:span>;</text:p>
      <text:p text:style-name="P5"><text:span text:style-name="T10">color</text:span>: <text:span text:style-name="T12">#333</text:span>;</text:p>
      <text:p text:style-name="P5">}</text:p>
      <text:p text:style-name="P5"><text:span text:style-name="T8">.message</text:span> { </text:p>
      <text:p text:style-name="P5"><text:span text:style-name="T10">padding</text:span>: <text:span text:style-name="T4">10px</text:span>; </text:p>
      <text:p text:style-name="P5"><text:span text:style-name="T10">margin</text:span>: <text:span text:style-name="T4">10px</text:span> <text:span text:style-name="T4">0</text:span>; </text:p>
      <text:p text:style-name="P5"><text:span text:style-name="T10">background-color</text:span>: <text:span text:style-name="T12">#dff0d8</text:span>; </text:p>
      <text:p text:style-name="P5"><text:soft-page-break/><text:span text:style-name="T10">border</text:span>: <text:span text:style-name="T4">1px</text:span> <text:span text:style-name="T12">solid</text:span> <text:span text:style-name="T12">#d6e9c6</text:span>; </text:p>
      <text:p text:style-name="P5"><text:span text:style-name="T10">color</text:span>: <text:span text:style-name="T12">#3c763d</text:span>; </text:p>
      <text:p text:style-name="P5">}</text:p>
      <text:p text:style-name="P18">&lt;/style&gt;</text:p>
      <text:p text:style-name="P18">&lt;/head&gt;</text:p>
      <text:p text:style-name="P18">&lt;body&gt;</text:p>
      <text:p text:style-name="P5"><text:span text:style-name="T8">&lt;?php</text:span> <text:span text:style-name="T2">if</text:span> (<text:span text:style-name="T2">$this</text:span>-&gt;message): <text:span text:style-name="T8">?&gt;</text:span></text:p>
      <text:p text:style-name="P5"><text:span text:style-name="T8">&lt;div</text:span> <text:span text:style-name="T10">class</text:span>=<text:span text:style-name="T2">"message"</text:span><text:span text:style-name="T8">&gt;&lt;?php</text:span> echo htmlspecialchars(<text:span text:style-name="T2">$this</text:span>-&gt;message); <text:span text:style-name="T8">?&gt;&lt;/div&gt;</text:span></text:p>
      <text:p text:style-name="P5"><text:span text:style-name="T8">&lt;?php</text:span> <text:span text:style-name="T2">endif</text:span>; <text:span text:style-name="T8">?&gt;</text:span></text:p>
      <text:p text:style-name="P20"/>
      <text:p text:style-name="P5"><text:span text:style-name="T8">&lt;div</text:span> <text:span text:style-name="T10">class</text:span>=<text:span text:style-name="T2">"navigation"</text:span><text:span text:style-name="T8">&gt;</text:span></text:p>
      <text:p text:style-name="P5"><text:span text:style-name="T8">&lt;a</text:span> <text:span text:style-name="T10">href</text:span>=<text:span text:style-name="T2">"?page=1"</text:span><text:span text:style-name="T8">&gt;</text:span>First<text:span text:style-name="T8">&lt;/a&gt;</text:span></text:p>
      <text:p text:style-name="P5"><text:span text:style-name="T8">&lt;a</text:span> <text:span text:style-name="T10">href</text:span>=<text:span text:style-name="T2">"?page=</text:span><text:span text:style-name="T8">&lt;?php</text:span> echo max(<text:span text:style-name="T4">1</text:span>, <text:span text:style-name="T2">$this</text:span>-&gt;currentPage - <text:span text:style-name="T4">1</text:span>); <text:span text:style-name="T8">?&gt;</text:span><text:span text:style-name="T2">"</text:span><text:span text:style-name="T8">&gt;</text:span>Previous<text:span text:style-name="T8">&lt;/a&gt;</text:span></text:p>
      <text:p text:style-name="P5"><text:span text:style-name="T8">&lt;span&gt;</text:span>Page <text:span text:style-name="T8">&lt;?php</text:span> echo <text:span text:style-name="T2">$this</text:span>-&gt;currentPage; <text:span text:style-name="T8">?&gt;</text:span> of <text:span text:style-name="T8">&lt;?php</text:span> echo $totalPages; <text:span text:style-name="T8">?&gt;&lt;/span&gt;</text:span></text:p>
      <text:p text:style-name="P5"><text:span text:style-name="T8">&lt;a</text:span> <text:span text:style-name="T10">href</text:span>=<text:span text:style-name="T2">"?page=</text:span><text:span text:style-name="T8">&lt;?php</text:span> echo min($totalPages, <text:span text:style-name="T2">$this</text:span>-&gt;currentPage + <text:span text:style-name="T4">1</text:span>); <text:span text:style-name="T8">?&gt;</text:span><text:span text:style-name="T2">"</text:span><text:span text:style-name="T8">&gt;</text:span>Next<text:span text:style-name="T8">&lt;/a&gt;</text:span></text:p>
      <text:p text:style-name="P5"><text:span text:style-name="T8">&lt;form</text:span> <text:span text:style-name="T10">method</text:span>=<text:span text:style-name="T2">"post"</text:span> <text:span text:style-name="T10">style</text:span>=<text:span text:style-name="T2">"display: inline;"</text:span><text:span text:style-name="T8">&gt;</text:span></text:p>
      <text:p text:style-name="P5"><text:span text:style-name="T8">&lt;button</text:span> <text:span text:style-name="T10">type</text:span>=<text:span text:style-name="T2">"submit"</text:span> <text:span text:style-name="T10">name</text:span>=<text:span text:style-name="T2">"clear_log"</text:span> <text:span text:style-name="T10">onclick</text:span>=<text:span text:style-name="T2">"return confirm(</text:span><text:span text:style-name="T5">'Are you sure you want to clear the error log?'</text:span><text:span text:style-name="T2">);"</text:span><text:span text:style-name="T8">&gt;</text:span></text:p>
      <text:p text:style-name="P5">Clear Log</text:p>
      <text:p text:style-name="P18">&lt;/button&gt;</text:p>
      <text:p text:style-name="P18">&lt;/form&gt;</text:p>
      <text:p text:style-name="P18">&lt;/div&gt;</text:p>
      <text:p text:style-name="P18">&lt;table&gt;</text:p>
      <text:p text:style-name="P18">&lt;thead&gt;</text:p>
      <text:p text:style-name="P18">&lt;tr&gt;</text:p>
      <text:p text:style-name="P5"><text:span text:style-name="T8">&lt;th&gt;</text:span>Date Time<text:span text:style-name="T8">&lt;/th&gt;</text:span></text:p>
      <text:p text:style-name="P5"><text:span text:style-name="T8">&lt;th&gt;</text:span>File<text:span text:style-name="T8">&lt;/th&gt;</text:span></text:p>
      <text:p text:style-name="P5"><text:span text:style-name="T8">&lt;th&gt;</text:span>Line<text:span text:style-name="T8">&lt;/th&gt;</text:span></text:p>
      <text:p text:style-name="P5"><text:span text:style-name="T8">&lt;th&gt;</text:span>Stack Trace<text:span text:style-name="T8">&lt;/th&gt;</text:span></text:p>
      <text:p text:style-name="P18">&lt;/tr&gt;</text:p>
      <text:p text:style-name="P18">&lt;/thead&gt;</text:p>
      <text:p text:style-name="P18">&lt;tbody&gt;</text:p>
      <text:p text:style-name="P5"><text:span text:style-name="T8">&lt;?php</text:span> <text:span text:style-name="T2">foreach</text:span> ($errors as $error): <text:span text:style-name="T8">?&gt;</text:span></text:p>
      <text:p text:style-name="P18">&lt;tr&gt;</text:p>
      <text:p text:style-name="P5"><text:span text:style-name="T8">&lt;td&gt;&lt;?php</text:span> echo htmlspecialchars($error[<text:span text:style-name="T5">'datetime'</text:span>]); <text:span text:style-name="T8">?&gt;&lt;/td&gt;</text:span></text:p>
      <text:p text:style-name="P5"><text:span text:style-name="T8">&lt;td&gt;&lt;?php</text:span> echo htmlspecialchars($error[<text:span text:style-name="T5">'file'</text:span>]); <text:span text:style-name="T8">?&gt;&lt;/td&gt;</text:span></text:p>
      <text:p text:style-name="P5"><text:span text:style-name="T8">&lt;td&gt;&lt;?php</text:span> echo htmlspecialchars($error[<text:span text:style-name="T5">'line'</text:span>]); <text:span text:style-name="T8">?&gt;&lt;/td&gt;</text:span></text:p>
      <text:p text:style-name="P18">&lt;td&gt;</text:p>
      <text:p text:style-name="P5"><text:span text:style-name="T8">&lt;div</text:span> <text:span text:style-name="T10">class</text:span>=<text:span text:style-name="T2">"tooltip"</text:span><text:span text:style-name="T8">&gt;</text:span></text:p>
      <text:p text:style-name="P15">📖</text:p>
      <text:p text:style-name="P5"><text:span text:style-name="T8">&lt;pre</text:span> <text:span text:style-name="T10">class</text:span>=<text:span text:style-name="T2">"tooltiptext"</text:span><text:span text:style-name="T8">&gt;&lt;?php</text:span> echo htmlspecialchars($error[<text:span text:style-name="T5">'stack_trace'</text:span>]); <text:span text:style-name="T8">?&gt;&lt;/pre&gt;</text:span></text:p>
      <text:p text:style-name="P18">&lt;/div&gt;</text:p>
      <text:p text:style-name="P18">&lt;/td&gt;</text:p>
      <text:p text:style-name="P18">&lt;/tr&gt;</text:p>
      <text:p text:style-name="P5"><text:span text:style-name="T8">&lt;?php</text:span> <text:span text:style-name="T2">endforeach</text:span>; <text:span text:style-name="T8">?&gt;</text:span></text:p>
      <text:p text:style-name="P18">&lt;/tbody&gt;</text:p>
      <text:p text:style-name="P18">&lt;/table&gt;</text:p>
      <text:p text:style-name="P18">&lt;/body&gt;</text:p>
      <text:p text:style-name="P18">&lt;/html&gt;</text:p>
      <text:p text:style-name="P20"/>
      <text:p text:style-name="P18">&lt;?php</text:p>
      <text:p text:style-name="P5">}</text:p>
      <text:p text:style-name="P5">}</text:p>
      <text:h text:style-name="P62" text:outline-level="1"><text:soft-page-break/>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4">10</text:span>;</text:p>
      <text:p text:style-name="P5"><text:span text:style-name="T2">protected</text:span> $currentPage = <text:span text:style-name="T4">1</text:span>;</text:p>
      <text:p text:style-name="P5"><text:span text:style-name="T2">protected</text:span> $totalPages = <text:span text:style-name="T4">1</text:span>;</text:p>
      <text:p text:style-name="P5"><text:span text:style-name="T2">protected</text:span> $data = [];</text:p>
      <text:p text:style-name="P5"><text:span text:style-name="T2">protected</text:span> $filters = [];</text:p>
      <text:p text:style-name="P20"/>
      <text:p text:style-name="P5"><text:span text:style-name="T2">public</text:span> <text:span text:style-name="T2">function</text:span> __construct($page = <text:span text:style-name="T4">1</text:span>, $filters = []) {</text:p>
      <text:p text:style-name="P5"><text:span text:style-name="T2">$this</text:span>-&gt;currentPage = max(<text:span text:style-name="T4">1</text:span>, intval($page));</text:p>
      <text:p text:style-name="P5"><text:span text:style-name="T2">$this</text:span>-&gt;filters = $filters;</text:p>
      <text:p text:style-name="P5"><text:span text:style-name="T2">$this</text:span>-&gt;loadData();</text:p>
      <text:p text:style-name="P5">}</text:p>
      <text:p text:style-name="P20"/>
      <text:p text:style-name="P5"><text:span text:style-name="T2">abstract</text:span> <text:span text:style-name="T2">protected</text:span> <text:span text:style-name="T2">function</text:span> loadData();</text:p>
      <text:p text:style-name="P20"/>
      <text:p text:style-name="P5"><text:span text:style-name="T2">protected</text:span> <text:span text:style-name="T2">function</text:span> getSkipCount() {</text:p>
      <text:p text:style-name="P5"><text:span text:style-name="T2">return</text:span> (<text:span text:style-name="T2">$this</text:span>-&gt;currentPage - <text:span text:style-name="T4">1</text:span>) * <text:span text:style-name="T2">static</text:span>::RECORDS_PER_PAGE;</text:p>
      <text:p text:style-name="P5">}</text:p>
      <text:p text:style-name="P20"/>
      <text:p text:style-name="P5"><text:span text:style-name="T2">protected</text:span> <text:span text:style-name="T2">function</text:span> calculateTotalPages($totalRecords) {</text:p>
      <text:p text:style-name="P5"><text:span text:style-name="T2">return</text:span> max(<text:span text:style-name="T4">1</text:span>, ceil($totalRecords / <text:span text:style-name="T2">static</text:span>::RECORDS_PER_PAGE));</text:p>
      <text:p text:style-name="P5">}</text:p>
      <text:p text:style-name="P20"/>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5">'REQUEST_URI'</text:span>], PHP_URL_PATH);</text:p>
      <text:p text:style-name="P5">$buildUrl = <text:span text:style-name="T2">function</text:span>($page) <text:span text:style-name="T2">use</text:span> ($queryParams, $currentUrl, $otherGets) {</text:p>
      <text:p text:style-name="P5">$params = array_merge($queryParams, [<text:span text:style-name="T5">'page'</text:span> =&gt; $page]);</text:p>
      <text:p text:style-name="P5"><text:span text:style-name="T2">return</text:span> $currentUrl . <text:span text:style-name="T5">'?'</text:span> . http_build_query($params) . $otherGets;</text:p>
      <text:p text:style-name="P5">};</text:p>
      <text:p text:style-name="P20"/>
      <text:p text:style-name="P5">$html = <text:span text:style-name="T5">'&lt;nav aria-label="Page navigation"&gt;&lt;ul class="pagination"&gt;'</text:span>;</text:p>
      <text:p text:style-name="P5">$html .= sprintf(</text:p>
      <text:p text:style-name="P5"><text:span text:style-name="T5">'&lt;li class="page-item %s"&gt;&lt;a class="page-link" href="%s"&gt;&amp;laquo;&lt;/a&gt;&lt;/li&gt;'</text:span>,</text:p>
      <text:p text:style-name="P5"><text:span text:style-name="T2">$this</text:span>-&gt;currentPage == <text:span text:style-name="T4">1</text:span> ? <text:span text:style-name="T5">'disabled'</text:span> : <text:span text:style-name="T5">''</text:span>,</text:p>
      <text:p text:style-name="P5">$buildUrl(<text:span text:style-name="T4">1</text:span>)</text:p>
      <text:p text:style-name="P5">);</text:p>
      <text:p text:style-name="P5"><text:span text:style-name="T2">for</text:span> ($i = max(<text:span text:style-name="T4">1</text:span>, <text:span text:style-name="T2">$this</text:span>-&gt;currentPage - <text:span text:style-name="T4">2</text:span>); $i &lt;= min(<text:span text:style-name="T2">$this</text:span>-&gt;totalPages, <text:span text:style-name="T2">$this</text:span>-&gt;currentPage + <text:span text:style-name="T4">2</text:span>); $i++) {</text:p>
      <text:p text:style-name="P5">$html .= sprintf(</text:p>
      <text:p text:style-name="P5"><text:span text:style-name="T5">'&lt;li class="page-item %s"&gt;&lt;a class="page-link" href="%s"&gt;%d&lt;/a&gt;&lt;/li&gt;'</text:span>,</text:p>
      <text:p text:style-name="P5">$i == <text:span text:style-name="T2">$this</text:span>-&gt;currentPage ? <text:span text:style-name="T5">'active'</text:span> : <text:span text:style-name="T5">''</text:span>,</text:p>
      <text:p text:style-name="P5">$buildUrl($i),</text:p>
      <text:p text:style-name="P5">$i</text:p>
      <text:p text:style-name="P5">);</text:p>
      <text:p text:style-name="P5">}</text:p>
      <text:p text:style-name="P5">$html .= sprintf(</text:p>
      <text:p text:style-name="P5"><text:span text:style-name="T5">'&lt;li class="page-item %s"&gt;&lt;a class="page-link" href="%s"&gt;&amp;raquo;&lt;/a&gt;&lt;/li&gt;'</text:span>,</text:p>
      <text:p text:style-name="P5"><text:span text:style-name="T2">$this</text:span>-&gt;currentPage == <text:span text:style-name="T2">$this</text:span>-&gt;totalPages ? <text:span text:style-name="T5">'disabled'</text:span> : <text:span text:style-name="T5">''</text:span>,</text:p>
      <text:p text:style-name="P5">$buildUrl(<text:span text:style-name="T2">$this</text:span>-&gt;totalPages)</text:p>
      <text:p text:style-name="P5">);</text:p>
      <text:p text:style-name="P5">$html .= <text:span text:style-name="T5">'&lt;/ul&gt;&lt;/nav&gt;'</text:span>;</text:p>
      <text:p text:style-name="P5"><text:span text:style-name="T2">return</text:span> $html;</text:p>
      <text:p text:style-name="P5">}</text:p>
      <text:p text:style-name="P5"><text:soft-page-break/>}</text:p>
      <text:p text:style-name="P21"/>
      <text:p text:style-name="P22"/>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4">1</text:span>, $filters = []) {</text:p>
      <text:p text:style-name="P5"><text:span text:style-name="T2">$this</text:span>-&gt;log = <text:span text:style-name="T2">new</text:span> Log();</text:p>
      <text:p text:style-name="P5"><text:span text:style-name="T2">parent</text:span>::__construct($page, $filters);</text:p>
      <text:p text:style-name="P5">}</text:p>
      <text:p text:style-name="P20"/>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5">'data'</text:span>];</text:p>
      <text:p text:style-name="P5"><text:span text:style-name="T2">$this</text:span>-&gt;totalPages = <text:span text:style-name="T2">$this</text:span>-&gt;calculateTotalPages($result[<text:span text:style-name="T5">'total'</text:span>]);</text:p>
      <text:p text:style-name="P5">}</text:p>
      <text:p text:style-name="P20"/>
      <text:p text:style-name="P5"><text:span text:style-name="T2">private</text:span> <text:span text:style-name="T2">function</text:span> generateFilterForm() {</text:p>
      <text:p text:style-name="P5">$fields = [</text:p>
      <text:p text:style-name="P5"><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20"/>
      <text:p text:style-name="P5">$html = <text:span text:style-name="T5">'&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5">''</text:span>;</text:p>
      <text:p text:style-name="P5">$html .= sprintf(</text:p>
      <text:p text:style-name="P16">'&lt;div class="col-md-3"&gt;</text:p>
      <text:p text:style-name="P16">&lt;input type="text" class="form-control" name="%s" placeholder="%s" value="%s"&gt;</text:p>
      <text:p text:style-name="P5"><text:span text:style-name="T5">&lt;/div&gt;'</text:span>,</text:p>
      <text:p text:style-name="P5">$name, $placeholder, $value</text:p>
      <text:p text:style-name="P5">);</text:p>
      <text:p text:style-name="P5">}</text:p>
      <text:p text:style-name="P5">$html .= <text:span text:style-name="T5">'&lt;div class="col-12"&gt;</text:span></text:p>
      <text:p text:style-name="P16">&lt;button type="submit" class="btn btn-primary"&gt;Filter&lt;/button&gt;</text:p>
      <text:p text:style-name="P5"><text:span text:style-name="T5">&lt;/div&gt;&lt;/form&gt;'</text:span>;</text:p>
      <text:p text:style-name="P5"><text:span text:style-name="T2">return</text:span> $html;</text:p>
      <text:p text:style-name="P5">}</text:p>
      <text:p text:style-name="P20"/>
      <text:p text:style-name="P5"><text:span text:style-name="T2">public</text:span> <text:span text:style-name="T2">function</text:span> render() {</text:p>
      <text:p text:style-name="P5">$headers = [<text:span text:style-name="T5">'OS'</text:span>, <text:span text:style-name="T5">'Browser'</text:span>, <text:span text:style-name="T5">'Screen'</text:span>, <text:span text:style-name="T5">'Client Type'</text:span>, <text:span text:style-name="T5">'URI'</text:span>, <text:span text:style-name="T5">'Email'</text:span>, <text:span text:style-name="T5">'Timestamp'</text:span>];</text:p>
      <text:p text:style-name="P5">$table = <text:span text:style-name="T5">'&lt;div class="table-responsive"&gt;&lt;table class="table table-striped table-bordered"&gt;&lt;thead&gt;&lt;tr&gt;'</text:span>;</text:p>
      <text:p text:style-name="P5"><text:span text:style-name="T2">foreach</text:span> ($headers as $header) {</text:p>
      <text:p text:style-name="P5">$table .= <text:span text:style-name="T5">'&lt;th&gt;'</text:span> . $header . <text:span text:style-name="T5">'&lt;/th&gt;'</text:span>;</text:p>
      <text:p text:style-name="P5">}</text:p>
      <text:p text:style-name="P5">$table .= <text:span text:style-name="T5">'&lt;/tr&gt;&lt;/thead&gt;&lt;tbody&gt;'</text:span>;</text:p>
      <text:p text:style-name="P20"/>
      <text:p text:style-name="P5"><text:span text:style-name="T2">foreach</text:span> (<text:span text:style-name="T2">$this</text:span>-&gt;data as $row) {</text:p>
      <text:p text:style-name="P5">$table .= <text:span text:style-name="T5">'&lt;tr&gt;'</text:span>;</text:p>
      <text:p text:style-name="P5"><text:span text:style-name="T2">foreach</text:span> ($row as $value) {</text:p>
      <text:p text:style-name="P5">$table .= <text:span text:style-name="T5">'&lt;td&gt;'</text:span> . htmlspecialchars($value) . <text:span text:style-name="T5">'&lt;/td&gt;'</text:span>;</text:p>
      <text:p text:style-name="P5">}</text:p>
      <text:p text:style-name="P5"><text:soft-page-break/>$table .= <text:span text:style-name="T5">'&lt;/tr&gt;'</text:span>;</text:p>
      <text:p text:style-name="P5">}</text:p>
      <text:p text:style-name="P5">$table .= <text:span text:style-name="T5">'&lt;/tbody&gt;&lt;/table&gt;&lt;/div&gt;'</text:span>;</text:p>
      <text:p text:style-name="P20"/>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3">Actuellement l’appel se fait avec</text:p>
      <text:p text:style-name="P9">$viewer = <text:span text:style-name="T2">new</text:span> LogDisplay($_GET[<text:span text:style-name="T5">'page'</text:span>] ?? <text:span text:style-name="T4">1</text:span>);</text:p>
      <text:p text:style-name="P5">echo $viewer-&gt;render();</text:p>
      <text:p text:style-name="P23"/>
      <text:p text:style-name="P23">J’aimerais que la génération des filtres soit déplacé dans la classe de base. Les filtres seraient affichés si on <text:span text:style-name="T14">les</text:span> passe à la fonction render.</text:p>
      <text:p text:style-name="P23">Exemple :</text:p>
      <text:p text:style-name="P9">$filters = [</text:p>
      <text:p text:style-name="P5"><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5">'</text:span><text:span text:style-name="T14">type</text:span><text:span text:style-name="T5">'</text:span> =&gt; <text:span text:style-name="T5">'</text:span><text:span text:style-name="T14">visitors</text:span><text:span text:style-name="T5">'</text:span>,</text:p>
      <text:p text:style-name="P7">];</text:p>
      <text:p text:style-name="P7"/>
      <text:p text:style-name="P10">L’appel sera donc </text:p>
      <text:p text:style-name="P7">echo $viewer→render($<text:span text:style-name="T13">filters, </text:span><text:span text:style-name="T14">$get</text:span><text:span text:style-name="T13">)</text:span>;</text:p>
      <text:h text:style-name="Heading_20_1" text:outline-level="1"><text:span text:style-name="Strong_20_Emphasis">Mentions légales</text:span></text:h>
      <text:p text:style-name="P11"><text:span text:style-name="Strong_20_Emphasis"><text:span text:style-name="T18">(ChatGPT)</text:span></text:span></text:p>
      <text:p text:style-name="Code"><text:span text:style-name="Strong_20_Emphasis"><text:span text:style-name="T19">écrire les mention</text:span></text:span><text:span text:style-name="Strong_20_Emphasis"><text:span text:style-name="T20">s</text:span></text:span><text:span text:style-name="Strong_20_Emphasis"><text:span text:style-name="T19">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19">https://myclub.alwaysdata.net/b.nw/Page.php?n=1</text:span></text:span></text:a></text:p>
      <text:p text:style-name="Text_20_body"><text:span text:style-name="Strong_20_Emphasis"><text:span text:style-name="T19">→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oft-page-break/><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1" text:outline-level="1">Mise à jour des informations d’une personne</text:h>
      <text:p text:style-name="P27">Les données sont stockées dans cette table :</text:p>
      <text:p text:style-name="Code">CREATE TABLE "Person" (</text:p>
      <text:p text:style-name="Code"><text:tab/>"Id"<text:tab/>INTEGER,</text:p>
      <text:p text:style-name="Code"><text:tab/>"Email"<text:tab/>TEXT NOT NULL UNIQUE,</text:p>
      <text:p text:style-name="Code"><text:soft-page-break/><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7">On veut un formulaire « <text:span text:style-name="T22">Bootstrap »</text:span> pour mettre à jour les champs suivants :</text:p>
      <text:list text:style-name="L8">
        <text:list-item>
          <text:p text:style-name="P88">Email (sous condition, sinon en lecture seule)</text:p>
        </text:list-item>
        <text:list-item>
          <text:p text:style-name="P88">Password</text:p>
        </text:list-item>
        <text:list-item>
          <text:p text:style-name="P88">FirstName</text:p>
        </text:list-item>
        <text:list-item>
          <text:p text:style-name="P88">LastName</text:p>
        </text:list-item>
        <text:list-item>
          <text:p text:style-name="P88">NickName</text:p>
        </text:list-item>
        <text:list-item>
          <text:p text:style-name="P88">Avatar (une combo box avec une liste d’emoji. Les emoji<text:span text:style-name="T22">s</text:span> sont des fichiers présents dans le dossier images. Tous les noms des emojis commencent par « emoji ». <text:span text:style-name="T22">La combo box affiche l’image, mais c’est le nom du fichier qui sera enregistré.</text:span></text:p>
        </text:list-item>
      </text:list>
      <text:p text:style-name="P27">Le bouton « valider » permet de mettre à jour la base de donnée avec la fonction suivante :</text:p>
      <text:p text:style-name="Code">person→setById($id, [</text:p>
      <text:p text:style-name="Code"><text:tab/>'Email' =&gt; $email,</text:p>
      <text:p text:style-name="Code"><text:tab/>'Password' =&gt; $<text:span text:style-name="T22">p</text:span>assword,</text:p>
      <text:p text:style-name="Code"><text:tab/>'FirstName' =&gt; $<text:span text:style-name="T22">f</text:span>irstName,</text:p>
      <text:p text:style-name="P26"><text:tab/>'<text:span text:style-name="T21">LastName</text:span>' =&gt; $<text:span text:style-name="T22">l</text:span><text:span text:style-name="T21">astName</text:span>,</text:p>
      <text:p text:style-name="P26"><text:tab/>'<text:span text:style-name="T21">NickName</text:span>' =&gt; $<text:span text:style-name="T22">n</text:span><text:span text:style-name="T21">ickName</text:span>,</text:p>
      <text:p text:style-name="P26"><text:tab/>'<text:span text:style-name="T21">Avatar</text:span>' =&gt; $<text:span text:style-name="T22">a</text:span><text:span text:style-name="T21">vatar</text:span>,</text:p>
      <text:p text:style-name="Code">]);</text:p>
      <text:h text:style-name="P63" text:outline-level="1">Mise à jour de <text:span text:style-name="T23">la disponibilité</text:span> d’une personne</text:h>
      <text:p text:style-name="P30">Une grille avec les 7 jours de la semaine et 2 lignes pour matin, après midi. Dans chaque case une case à cocher pour préciser la disponibilité.</text:p>
      <text:p text:style-name="P28">On veut un formulaire « <text:span text:style-name="T22">Bootstrap »</text:span> pour mettre à jour le champ ‘<text:span text:style-name="T23">availability’ qui est enregistré au format json dans un champ ‘text’.</text:span></text:p>
      <text:p text:style-name="P28">Le bouton « valider » permet de mettre à jour la base de donnée avec la fonction suivante :</text:p>
      <text:p text:style-name="P29">person→setById($id, ['<text:span text:style-name="T23">Availability</text:span>' =&gt; $<text:span text:style-name="T23">availability</text:span>]);</text:p>
      <text:h text:style-name="P64" text:outline-level="1">Mises à jour partielle</text:h>
      <text:p text:style-name="P32"><text:span text:style-name="T24">Une page qui utilise Bootstrap utilise 3 accordéons </text:span><text:span text:style-name="T9">&lt;div</text:span><text:span text:style-name="T25"> </text:span><text:span text:style-name="T11">class</text:span><text:span text:style-name="T25">=</text:span><text:span text:style-name="T3">"accordion-item"</text:span><text:span text:style-name="T9">&gt;</text:span></text:p>
      <text:p text:style-name="P31">Dans chaque accordéon, il y a un formulaire. Pour différencier quel bouton submit a été employé on utilise un champ caché « u »</text:p>
      <text:p text:style-name="P12"><text:span text:style-name="T8">&lt;input</text:span> <text:span text:style-name="T10">type</text:span>=<text:span text:style-name="T2">"hidden"</text:span> <text:span text:style-name="T10">name</text:span>=<text:span text:style-name="T2">"id"</text:span> <text:span text:style-name="T10">value</text:span>=<text:span text:style-name="T2">"</text:span><text:span text:style-name="T8">&lt;?php</text:span> echo htmlspecialchars($userData[<text:span text:style-name="T5">'Id'</text:span>]); <text:span text:style-name="T8">?&gt;</text:span><text:span text:style-name="T2">"</text:span><text:span text:style-name="T8">&gt;</text:span></text:p>
      <text:p text:style-name="P5"><text:span text:style-name="T8">&lt;input</text:span> <text:span text:style-name="T10">type</text:span>=<text:span text:style-name="T2">"hidden"</text:span> <text:span text:style-name="T10">name</text:span>=<text:span text:style-name="T2">"u"</text:span> <text:span text:style-name="T10">value</text:span>=<text:span text:style-name="T2">"profil"</text:span><text:span text:style-name="T8">&gt;</text:span></text:p>
      <text:p text:style-name="P5"><text:span text:style-name="T8"/></text:p>
      <text:p text:style-name="P31">la mise à jour des données modifiée dans la base de données se fait avec</text:p>
      <text:p text:style-name="P12"><text:span text:style-name="T2">if</text:span> ($_SERVER[<text:span text:style-name="T5">'REQUEST_METHOD'</text:span>] === <text:span text:style-name="T5">'POST'</text:span>) {</text:p>
      <text:p text:style-name="P5"><text:soft-page-break/>$id = $_POST[<text:span text:style-name="T5">'id'</text:span>];</text:p>
      <text:p text:style-name="P5">$update = $_POST[<text:span text:style-name="T5">'u'</text:span>];</text:p>
      <text:p text:style-name="P5"><text:span text:style-name="T2">if</text:span>($update ==<text:span text:style-name="T5">'profil'</text:span>){</text:p>
      <text:p text:style-name="P5">$email = $_POST[<text:span text:style-name="T5">'email'</text:span>];</text:p>
      <text:p text:style-name="P5">$password = $_POST[<text:span text:style-name="T5">'password'</text:span>];</text:p>
      <text:p text:style-name="P5">$firstName = $_POST[<text:span text:style-name="T5">'firstName'</text:span>];</text:p>
      <text:p text:style-name="P5">$lastName = $_POST[<text:span text:style-name="T5">'lastName'</text:span>];</text:p>
      <text:p text:style-name="P5">$nickName = $_POST[<text:span text:style-name="T5">'nickName'</text:span>];</text:p>
      <text:p text:style-name="P5">$avatar = $_POST[<text:span text:style-name="T5">'avatar'</text:span>];</text:p>
      <text:p text:style-name="P5">$updateData = [</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p>
      <text:p text:style-name="P5"><text:span text:style-name="T2">if</text:span> (!empty($password)) {</text:p>
      <text:p text:style-name="P5">$updateData[<text:span text:style-name="T5">'Password'</text:span>] = PasswordManager::signPassword($password);</text:p>
      <text:p text:style-name="P5">}</text:p>
      <text:p text:style-name="P5">} <text:span text:style-name="T2">elseif</text:span>($update ==<text:span text:style-name="T5">'availability'</text:span>){</text:p>
      <text:p text:style-name="P5">$availability = $_POST[<text:span text:style-name="T5">'availability'</text:span>];</text:p>
      <text:p text:style-name="P5">$updateData = [<text:span text:style-name="T5">'Availability'</text:span> =&gt; $availability];</text:p>
      <text:p text:style-name="P5">} <text:span text:style-name="T2">elseif</text:span>($update ==<text:span text:style-name="T5">'preference'</text:span>){</text:p>
      <text:p text:style-name="P5">$preference = $_POST[<text:span text:style-name="T5">'preference'</text:span>];</text:p>
      <text:p text:style-name="P5">$updateData = [<text:span text:style-name="T5">'Preference'</text:span> =&gt; $preference];</text:p>
      <text:p text:style-name="P5">}</text:p>
      <text:p text:style-name="P5">$person-&gt;setById($id, $updateData);</text:p>
      <text:p text:style-name="P5">}</text:p>
      <text:p text:style-name="P31"/>
      <text:p text:style-name="P31">Les champs Avaibility et préférence sont des champs text qui contienne en enregistrement json.</text:p>
      <text:p text:style-name="P31">Il faut donc intercepter submit avec quelque chose qui ressemble à ça</text:p>
      <text:p text:style-name="P19">&lt;script&gt;</text:p>
      <text:p text:style-name="P5">document.querySelector(<text:span text:style-name="T5">'form'</text:span>).addEventListener(<text:span text:style-name="T5">'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4">0</text:span>; i &lt; <text:span text:style-name="T4">7</text:span>; i++) {</text:p>
      <text:p text:style-name="P5">availabilityData[i] = {</text:p>
      <text:p text:style-name="P5">morning: document.querySelector(<text:span text:style-name="T5">`input[name="morning_</text:span><text:span text:style-name="T2">${</text:span>i<text:span text:style-name="T2">}</text:span><text:span text:style-name="T5">"]`</text:span>).checked,</text:p>
      <text:p text:style-name="P5">afternoon: document.querySelector(<text:span text:style-name="T5">`input[name="afternoon_</text:span><text:span text:style-name="T2">${</text:span>i<text:span text:style-name="T2">}</text:span><text:span text:style-name="T5">"]`</text:span>).checked</text:p>
      <text:p text:style-name="P5">};</text:p>
      <text:p text:style-name="P5">}</text:p>
      <text:p text:style-name="P5"><text:span text:style-name="T2">const</text:span> jsonData = JSON.stringify(availabilityData);</text:p>
      <text:p text:style-name="P31"/>
      <text:p text:style-name="P31"/>
      <text:p text:style-name="P31">Comment différencier les différents boutons submit pour faire l’action qui correspond puis poster les variables créer ?</text:p>
      <text:h text:style-name="Heading_20_1" text:outline-level="1">Nav bar et bread crum</text:h>
      <text:p text:style-name="P33">Dans le fichier /area/menu.php, afficher une nav bar avec les options :</text:p>
      <text:list text:style-name="L9">
        <text:list-item>
          <text:p text:style-name="P89"><text:soft-page-break/>webmaster</text:p>
        </text:list-item>
        <text:list-item>
          <text:p text:style-name="P89">person manager</text:p>
        </text:list-item>
        <text:list-item>
          <text:p text:style-name="P89">event manager</text:p>
        </text:list-item>
        <text:list-item>
          <text:p text:style-name="P89">redactor</text:p>
        </text:list-item>
      </text:list>
      <text:p text:style-name="P33">Chaque option affichera respectivement les fichiers :</text:p>
      <text:list text:style-name="L10">
        <text:list-item>
          <text:p text:style-name="P90">area/webmaster/menu.php</text:p>
        </text:list-item>
        <text:list-item>
          <text:p text:style-name="P90">area/personManager/menu.php</text:p>
        </text:list-item>
        <text:list-item>
          <text:p text:style-name="P90">area/eventManager/menu.php</text:p>
        </text:list-item>
        <text:list-item>
          <text:p text:style-name="P90">area/redactor/menu.php</text:p>
        </text:list-item>
      </text:list>
      <text:p text:style-name="P33">Dans chaque des fichiers menu.php, on trouvera un bread crum pour indiquer ou l’on est et permettre de remonter sur area/menu.php et /menu.php</text:p>
      <text:h text:style-name="Heading_20_1" text:outline-level="1">Références croisées</text:h>
      <text:p text:style-name="P34">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4">On veut afficher un tableau avec les colonnes suivantes :</text:p>
      <text:p text:style-name="P34">« Nom de la personne » : FirstName + LastName + (NickName)</text:p>
      <text:p text:style-name="P34">Autant de colonnes qu’il y a de « Counter.Name » différents</text:p>
      <text:p text:style-name="P34">« Total » : cumul de tous les Counter.Name de la personne</text:p>
      <text:p text:style-name="P34">Dans chaque case totaliser le cumul de « Counter.Value » de la personne et du « Counter.Name ».</text:p>
      <text:p text:style-name="P34">Afficher toutes les lignes ayant un « Total » supérieur à 0 et par ordre décroissant.</text:p>
      <text:p text:style-name="P35">En PHP8 avec Bootstrap. On accède à la base SQLight avec PDO.</text:p>
      <text:h text:style-name="Heading_20_1" text:outline-level="1"><text:soft-page-break/>Évènements</text:h>
      <text:p text:style-name="P38">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soft-page-break/><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39">On veut présenter les évènements à venir dans un tableau de 7 colonnes représentant 7 jours consécutifs.</text:p>
      <text:p text:style-name="P39">La première ligne indique le nom du jour de la semaine en abrégé (Lu, Ma…)</text:p>
      <text:p text:style-name="P39">La deuxième ligne contient un bouton cliquable pour chaque jour ou il y a au moins un évènement possible pour l’utilisateur connecté. <text:span text:style-name="T27">Le bouton indique le nombre d’évènements possibles pour l’utilisateur.</text:span></text:p>
      <text:p text:style-name="P40">De chaque côté du tableau des boutons [&lt;&lt;][&lt;] et [&gt;][&gt;&gt;] permettent de se déplacer d’une journée ou de 7 jours avant ou après. Il n’est pas possible de revenir avant la date courante qui est le premier jour par défaut.</text:p>
      <text:p text:style-name="P39">« $userEmail » contient l’adresse courriel de l’utilisateur connecté ou ‘’ si c’est un utilisateur anonyme.</text:p>
      <text:p text:style-name="P39">Pour qu’un évènement soit possible, il faut que sont « <text:span text:style-name="T28">E</text:span>ventType » <text:span text:style-name="T27">ne soit relié à aucun « group » ou qu’il y ai au moins un groupe en commun entre la personne et l’évènement.</text:span></text:p>
      <text:p text:style-name="P40">Un clic sur le bouton avec le nombre d’évènements possibles affichera sous ce tableau un autre tableau avec le détail des évènements.</text:p>
      <text:p text:style-name="P40">Une première ligne juste avant ce tableau indiquera : « Évènement du mercredi 15 janvier » (par exemple).</text:p>
      <text:p text:style-name="P41">Les colonnes afficheront : l’heure de début, l’heure de fin, le nom de « l’EventType », le sommaire de l’évènement, la concaténation des attributs de l’évènement.</text:p>
      <text:p text:style-name="P42">Un clic sur une des lignes affichera le détail de l’évènement : la description, son emplacement. Si l’utilisateur n’est pas inscrit un bouton d’inscription permettra de l’ajouter dans la table « <text:span text:style-name="T28">P</text:span>articipant ».</text:p>
      <text:p text:style-name="P42">Si l’utilisateur est inscrit, on affiche dans le détail la liste des participant<text:span text:style-name="T28">s</text:span> et un bouton permettra à l’utilisateur de se désinscrire.</text:p>
      <text:p text:style-name="P36"><text:soft-page-break/>En PHP8 avec Bootstrap. On accède à la base SQLight avec PDO.</text:p>
      <text:h text:style-name="Heading_20_1" text:outline-level="1">Referer</text:h>
      <text:p text:style-name="P43">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3">On veut afficher une synthèse dans un tableau à 2 colonnes.</text:p>
      <text:list text:style-name="L11">
        <text:list-item>
          <text:p text:style-name="P91">La première donne le nom de la référence.</text:p>
        </text:list-item>
        <text:list-item>
          <text:p text:style-name="P91">La seconde le nombre d’occurrence.</text:p>
        </text:list-item>
      </text:list>
      <text:p text:style-name="P43">La première ligne indiquera « direct » et comptera toutes les occurrences de « Referer » = ‘’.</text:p>
      <text:p text:style-name="P43">La seconde ligne indiquera « interne » et comptera toutes les occurrences « Referer » <text:span text:style-name="T29">qui </text:span>vien<text:span text:style-name="T29">nent</text:span> du site lui-même.</text:p>
      <text:p text:style-name="P43">Les lignes suivantes regrouperont les référenceurs externes.</text:p>
      <text:p text:style-name="P43">Il faut pouvoir regrouper par :</text:p>
      <text:list text:style-name="L12">
        <text:list-item>
          <text:p text:style-name="P92">jour</text:p>
        </text:list-item>
        <text:list-item>
          <text:p text:style-name="P92">semaine</text:p>
        </text:list-item>
        <text:list-item>
          <text:p text:style-name="P92">mois</text:p>
        </text:list-item>
        <text:list-item>
          <text:p text:style-name="P92">année</text:p>
        </text:list-item>
      </text:list>
      <text:p text:style-name="P43">Des boutons [&lt;&lt;][&lt;] et [&gt;][&gt;&gt;] de part et d’autre permettront de se déplacer dans le temps d’une période à la fois. Les 2 boutons externes permettent d’aller au début et à la fin du log pour la période sélectionnée.</text:p>
      <text:p text:style-name="P37">En PHP8 avec Bootstrap. On accède à la base SQLight avec PDO.</text:p>
      <text:h text:style-name="P65" text:outline-level="1">Gérer le gravatar</text:h>
      <text:p text:style-name="P44">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soft-page-break/><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4">Et ce formulaire :</text:p>
      <text:p text:style-name="Code"><text:span text:style-name="T8">&lt;div</text:span> <text:span text:style-name="T10">class</text:span>=<text:span text:style-name="T2">"accordion-item"</text:span><text:span text:style-name="T8">&gt;</text:span></text:p>
      <text:p text:style-name="Code"><text:span text:style-name="T8">&lt;h3</text:span> <text:span text:style-name="T10">class</text:span>=<text:span text:style-name="T2">"accordion-header"</text:span><text:span text:style-name="T8">&gt;</text:span></text:p>
      <text:p text:style-name="Code"><text:span text:style-name="T8">&lt;button</text:span> <text:span text:style-name="T10">class</text:span>=<text:span text:style-name="T2">"accordion-button"</text:span> <text:span text:style-name="T10">type</text:span>=<text:span text:style-name="T2">"button"</text:span> <text:span text:style-name="T10">data-bs-toggle</text:span>=<text:span text:style-name="T2">"collapse"</text:span> <text:span text:style-name="T10">data-bs-target</text:span>=<text:span text:style-name="T2">"#collapseOne"</text:span> <text:span text:style-name="T10">aria-expanded</text:span>=<text:span text:style-name="T2">"true"</text:span> <text:span text:style-name="T10">aria-controls</text:span>=<text:span text:style-name="T2">"collapseOne"</text:span><text:span text:style-name="T8">&gt;</text:span></text:p>
      <text:p text:style-name="Code"><text:span text:style-name="T8">&lt;b&gt;</text:span>Mise à jour du profil<text:span text:style-name="T8">&lt;/b&gt;</text:span></text:p>
      <text:p text:style-name="Code">&lt;/button&gt;</text:p>
      <text:p text:style-name="Code">&lt;/h3&gt;</text:p>
      <text:p text:style-name="Code"><text:span text:style-name="T8">&lt;div</text:span> <text:span text:style-name="T10">id</text:span>=<text:span text:style-name="T2">"collapseOne"</text:span> <text:span text:style-name="T10">class</text:span>=<text:span text:style-name="T2">"accordion-collapse collapse"</text:span> <text:span text:style-name="T10">data-bs-parent</text:span>=<text:span text:style-name="T2">"#accordionPerson"</text:span><text:span text:style-name="T8">&gt;</text:span></text:p>
      <text:p text:style-name="Code"><text:span text:style-name="T8">&lt;div</text:span> <text:span text:style-name="T10">class</text:span>=<text:span text:style-name="T2">"accordion-body"</text:span><text:span text:style-name="T8">&gt;</text:span></text:p>
      <text:p text:style-name="Code"><text:span text:style-name="T8">&lt;form</text:span> <text:span text:style-name="T10">method</text:span>=<text:span text:style-name="T2">"POST"</text:span> <text:span text:style-name="T10">action</text:span>=<text:span text:style-name="T2">"PersonUpdate.php"</text:span> <text:span text:style-name="T10">class</text:span>=<text:span text:style-name="T2">"needs-validation"</text:span> <text:span text:style-name="T10">novalidate</text:span> <text:span text:style-name="T10">data-form</text:span>=<text:span text:style-name="T2">"profil"</text:span><text:span text:style-name="T8">&gt;</text:span></text:p>
      <text:p text:style-name="Code"><text:span text:style-name="T8">&lt;input</text:span> <text:span text:style-name="T10">type</text:span>=<text:span text:style-name="T2">"hidden"</text:span> <text:span text:style-name="T10">name</text:span>=<text:span text:style-name="T2">"id"</text:span> <text:span text:style-name="T10">value</text:span>=<text:span text:style-name="T2">"</text:span><text:span text:style-name="T8">&lt;?php</text:span> echo htmlspecialchars($userData[<text:span text:style-name="T5">'Id'</text:span>]); <text:span text:style-name="T8">?&gt;</text:span><text:span text:style-name="T2">"</text:span><text:span text:style-name="T8">&gt;</text:span></text:p>
      <text:p text:style-name="Code"><text:span text:style-name="T8">&lt;input</text:span> <text:span text:style-name="T10">type</text:span>=<text:span text:style-name="T2">"hidden"</text:span> <text:span text:style-name="T10">name</text:span>=<text:span text:style-name="T2">"u"</text:span> <text:span text:style-name="T10">value</text:span>=<text:span text:style-name="T2">"profil"</text:span><text:span text:style-name="T8">&gt;</text:span></text:p>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email"</text:span> <text:span text:style-name="T10">class</text:span>=<text:span text:style-name="T2">"form-label"</text:span><text:span text:style-name="T8">&gt;</text:span>Email<text:span text:style-name="T8">&lt;/label&gt;</text:span></text:p>
      <text:p text:style-name="Code"><text:span text:style-name="T8">&lt;input</text:span> <text:span text:style-name="T10">type</text:span>=<text:span text:style-name="T2">"email"</text:span> <text:span text:style-name="T10">class</text:span>=<text:span text:style-name="T2">"form-control"</text:span> <text:span text:style-name="T10">id</text:span>=<text:span text:style-name="T2">"email"</text:span> <text:span text:style-name="T10">name</text:span>=<text:span text:style-name="T2">"email"</text:span> </text:p>
      <text:p text:style-name="Code"><text:span text:style-name="T10">value</text:span>=<text:span text:style-name="T2">"</text:span><text:span text:style-name="T8">&lt;?php</text:span> echo htmlspecialchars($userData[<text:span text:style-name="T5">'Email'</text:span>]); <text:span text:style-name="T8">?&gt;</text:span><text:span text:style-name="T2">"</text:span> </text:p>
      <text:p text:style-name="Code"><text:span text:style-name="T8">&lt;?php</text:span> echo isset($emailReadOnly) &amp;&amp; $emailReadOnly ? <text:span text:style-name="T5">'readonly'</text:span> : <text:span text:style-name="T5">'required'</text:span>; <text:span text:style-name="T8">?&gt;&gt;</text:span></text:p>
      <text:p text:style-name="Code"><text:span text:style-name="T8">&lt;div</text:span> <text:span text:style-name="T10">class</text:span>=<text:span text:style-name="T2">"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password"</text:span> <text:span text:style-name="T10">class</text:span>=<text:span text:style-name="T2">"form-label"</text:span><text:span text:style-name="T8">&gt;</text:span>Mot de passe<text:span text:style-name="T8">&lt;/label&gt;</text:span></text:p>
      <text:p text:style-name="Code"><text:span text:style-name="T8">&lt;input</text:span> <text:span text:style-name="T10">type</text:span>=<text:span text:style-name="T2">"password"</text:span> <text:span text:style-name="T10">class</text:span>=<text:span text:style-name="T2">"form-control"</text:span> <text:span text:style-name="T10">id</text:span>=<text:span text:style-name="T2">"password"</text:span> <text:span text:style-name="T10">name</text:span>=<text:span text:style-name="T2">"password"</text:span> </text:p>
      <text:p text:style-name="Code"><text:span text:style-name="T10">placeholder</text:span>=<text:span text:style-name="T2">"Laissez vide pour ne pas modifier"</text:span><text:span text:style-name="T8">&gt;</text:span></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firstName"</text:span> <text:span text:style-name="T10">class</text:span>=<text:span text:style-name="T2">"form-label"</text:span><text:span text:style-name="T8">&gt;</text:span>Prénom<text:span text:style-name="T8">&lt;/label&gt;</text:span></text:p>
      <text:p text:style-name="Code"><text:span text:style-name="T8">&lt;input</text:span> <text:span text:style-name="T10">type</text:span>=<text:span text:style-name="T2">"text"</text:span> <text:span text:style-name="T10">class</text:span>=<text:span text:style-name="T2">"form-control"</text:span> <text:span text:style-name="T10">id</text:span>=<text:span text:style-name="T2">"firstName"</text:span> <text:span text:style-name="T10">name</text:span>=<text:span text:style-name="T2">"firstName"</text:span> </text:p>
      <text:p text:style-name="Code"><text:span text:style-name="T10">value</text:span>=<text:span text:style-name="T2">"</text:span><text:span text:style-name="T8">&lt;?php</text:span> echo htmlspecialchars($userData[<text:span text:style-name="T5">'FirstName'</text:span>]); <text:span text:style-name="T8">?&gt;</text:span><text:span text:style-name="T2">"</text:span> <text:span text:style-name="T10">required</text:span><text:span text:style-name="T8">&gt;</text:span></text:p>
      <text:p text:style-name="Code"><text:span text:style-name="T8">&lt;div</text:span> <text:span text:style-name="T10">class</text:span>=<text:span text:style-name="T2">"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lastName"</text:span> <text:span text:style-name="T10">class</text:span>=<text:span text:style-name="T2">"form-label"</text:span><text:span text:style-name="T8">&gt;</text:span>Nom<text:span text:style-name="T8">&lt;/label&gt;</text:span></text:p>
      <text:p text:style-name="Code"><text:span text:style-name="T8">&lt;input</text:span> <text:span text:style-name="T10">type</text:span>=<text:span text:style-name="T2">"text"</text:span> <text:span text:style-name="T10">class</text:span>=<text:span text:style-name="T2">"form-control"</text:span> <text:span text:style-name="T10">id</text:span>=<text:span text:style-name="T2">"lastName"</text:span> <text:span text:style-name="T10">name</text:span>=<text:span text:style-name="T2">"lastName"</text:span> </text:p>
      <text:p text:style-name="Code"><text:span text:style-name="T10">value</text:span>=<text:span text:style-name="T2">"</text:span><text:span text:style-name="T8">&lt;?php</text:span> echo htmlspecialchars($userData[<text:span text:style-name="T5">'LastName'</text:span>]); <text:span text:style-name="T8">?&gt;</text:span><text:span text:style-name="T2">"</text:span> <text:span text:style-name="T10">required</text:span><text:span text:style-name="T8">&gt;</text:span></text:p>
      <text:p text:style-name="Code"><text:span text:style-name="T8">&lt;div</text:span> <text:span text:style-name="T10">class</text:span>=<text:span text:style-name="T2">"invalid-feedback"</text:span><text:span text:style-name="T8">&gt;</text:span></text:p>
      <text:p text:style-name="Code">Le nom est requis.</text:p>
      <text:p text:style-name="Code">&lt;/div&gt;</text:p>
      <text:p text:style-name="Code">&lt;/div&gt;</text:p>
      <text:p text:style-name="Code"/>
      <text:p text:style-name="Code"><text:soft-page-break/><text:span text:style-name="T8">&lt;div</text:span> <text:span text:style-name="T10">class</text:span>=<text:span text:style-name="T2">"mb-3"</text:span><text:span text:style-name="T8">&gt;</text:span></text:p>
      <text:p text:style-name="Code"><text:span text:style-name="T8">&lt;label</text:span> <text:span text:style-name="T10">for</text:span>=<text:span text:style-name="T2">"nickName"</text:span> <text:span text:style-name="T10">class</text:span>=<text:span text:style-name="T2">"form-label"</text:span><text:span text:style-name="T8">&gt;</text:span>Pseudo<text:span text:style-name="T8">&lt;/label&gt;</text:span></text:p>
      <text:p text:style-name="Code"><text:span text:style-name="T8">&lt;input</text:span> <text:span text:style-name="T10">type</text:span>=<text:span text:style-name="T2">"text"</text:span> <text:span text:style-name="T10">class</text:span>=<text:span text:style-name="T2">"form-control"</text:span> <text:span text:style-name="T10">id</text:span>=<text:span text:style-name="T2">"nickName"</text:span> <text:span text:style-name="T10">name</text:span>=<text:span text:style-name="T2">"nickName"</text:span> </text:p>
      <text:p text:style-name="Code"><text:span text:style-name="T10">value</text:span>=<text:span text:style-name="T2">"</text:span><text:span text:style-name="T8">&lt;?php</text:span> echo htmlspecialchars($userData[<text:span text:style-name="T5">'NickName'</text:span>] ?? <text:span text:style-name="T5">''</text:span>); <text:span text:style-name="T8">?&gt;</text:span><text:span text:style-name="T2">"</text:span><text:span text:style-name="T8">&gt;</text:span></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div</text:span> <text:span text:style-name="T10">class</text:span>=<text:span text:style-name="T2">"dropdown"</text:span><text:span text:style-name="T8">&gt;</text:span></text:p>
      <text:p text:style-name="Code"><text:span text:style-name="T8">&lt;button</text:span> <text:span text:style-name="T10">class</text:span>=<text:span text:style-name="T2">"btn btn-outline-primary dropdown-toggle"</text:span> <text:span text:style-name="T10">type</text:span>=<text:span text:style-name="T2">"button"</text:span> <text:span text:style-name="T10">id</text:span>=<text:span text:style-name="T2">"emojiSelect"</text:span> <text:span text:style-name="T10">data-bs-toggle</text:span>=<text:span text:style-name="T2">"dropdown"</text:span> <text:span text:style-name="T10">aria-expanded</text:span>=<text:span text:style-name="T2">"false"</text:span><text:span text:style-name="T8">&gt;</text:span></text:p>
      <text:p text:style-name="Code">Sélectionnez un Emoji</text:p>
      <text:p text:style-name="Code">&lt;/button&gt;</text:p>
      <text:p text:style-name="Code"><text:span text:style-name="T8">&lt;ul</text:span> <text:span text:style-name="T10">class</text:span>=<text:span text:style-name="T2">"dropdown-menu"</text:span> <text:span text:style-name="T10">id</text:span>=<text:span text:style-name="T2">"emojiList"</text:span><text:span text:style-name="T8">&gt;</text:span></text:p>
      <text:p text:style-name="Code"><text:span text:style-name="T8">&lt;?php</text:span> </text:p>
      <text:p text:style-name="Code"><text:span text:style-name="T2">foreach</text:span> ($emojis as $emoji): </text:p>
      <text:p text:style-name="Code">echo <text:span text:style-name="T5">'&lt;li&gt;&lt;a class="dropdown-item" href="#" data-img="'</text:span>.$emojiPath.$emoji.<text:span text:style-name="T5">'"&gt;&lt;img src="'</text:span>.$emojiPath.$emoji.<text:span text:style-name="T5">'" alt="emoji"&gt; '</text:span>.$emoji.<text:span text:style-name="T5">'&lt;/a&gt;&lt;/li&gt;'</text:span>;</text:p>
      <text:p text:style-name="Code"><text:span text:style-name="T2">endforeach</text:span>; </text:p>
      <text:p text:style-name="Code">?&gt;</text:p>
      <text:p text:style-name="Code">&lt;/ul&gt;</text:p>
      <text:p text:style-name="Code"><text:span text:style-name="T8">&lt;input</text:span> <text:span text:style-name="T10">type</text:span>=<text:span text:style-name="T2">"text"</text:span> <text:span text:style-name="T10">class</text:span>=<text:span text:style-name="T2">"form-control"</text:span> <text:span text:style-name="T10">id</text:span>=<text:span text:style-name="T2">"avatar"</text:span> <text:span text:style-name="T10">name</text:span>=<text:span text:style-name="T2">"avatar"</text:span> <text:span text:style-name="T10">value</text:span>=<text:span text:style-name="T2">"</text:span><text:span text:style-name="T8">&lt;?php</text:span> echo htmlspecialchars($userData[<text:span text:style-name="T5">'Avatar'</text:span>] ?? <text:span text:style-name="T5">''</text:span>); <text:span text:style-name="T8">?&gt;</text:span><text:span text:style-name="T2">"</text:span><text:span text:style-name="T8">&gt;</text:span></text:p>
      <text:p text:style-name="Code">&lt;/div&gt;</text:p>
      <text:p text:style-name="Code"><text:span text:style-name="T8">&lt;label</text:span> <text:span text:style-name="T10">for</text:span>=<text:span text:style-name="T2">"gravatar"</text:span><text:span text:style-name="T8">&gt;</text:span> <text:span text:style-name="T8">&lt;input</text:span> <text:span text:style-name="T10">type</text:span>=<text:span text:style-name="T2">"checkbox"</text:span> <text:span text:style-name="T10">id</text:span>=<text:span text:style-name="T2">"useGravatar"</text:span> <text:span text:style-name="T10">name</text:span>=<text:span text:style-name="T2">"useGravatar"</text:span> <text:span text:style-name="T10">value</text:span>=<text:span text:style-name="T2">"</text:span><text:span text:style-name="T8">&lt;?php</text:span> echo htmlspecialchars($userData[<text:span text:style-name="T5">'UseGravatar'</text:span>]);<text:span text:style-name="T8">?&gt;</text:span><text:span text:style-name="T2">"</text:span><text:span text:style-name="T8">&gt;</text:span> Utiliser mon <text:span text:style-name="T8">&lt;a</text:span> <text:span text:style-name="T10">href</text:span>=<text:span text:style-name="T2">"https://gravatar.com/"</text:span><text:span text:style-name="T8">&gt;</text:span> gravatar<text:span text:style-name="T8">&lt;/a&gt;&lt;/label&gt;</text:span></text:p>
      <text:p text:style-name="Code">&lt;/div&gt;</text:p>
      <text:p text:style-name="Code"/>
      <text:p text:style-name="Code"><text:span text:style-name="T8">&lt;button</text:span> <text:span text:style-name="T10">type</text:span>=<text:span text:style-name="T2">"submit"</text:span> <text:span text:style-name="T10">class</text:span>=<text:span text:style-name="T2">"btn btn-primary"</text:span><text:span text:style-name="T8">&gt;</text:span>Valider<text:span text:style-name="T8">&lt;/button&gt;</text:span></text:p>
      <text:p text:style-name="Code">&lt;/form&gt;</text:p>
      <text:p text:style-name="Code">&lt;/div&gt;</text:p>
      <text:p text:style-name="Code">&lt;/div&gt;</text:p>
      <text:p text:style-name="Code">&lt;/div&gt;</text:p>
      <text:p text:style-name="P44">Je voudrais que lorsque la checkbox est cochée, le bouton « emojiSelect » et la liste « emojiList » n’apparaissent pas.</text:p>
      <text:p text:style-name="P44">De plus lorsque la case est cochée, il faut mettre à jour « <text:span text:style-name="T6">#userAvatar</text:span> » comme on le fait déjà lorsqu’un élément de la liste est sélectionné avec :</text:p>
      <text:p text:style-name="Code">$(<text:span text:style-name="T5">'#emojiList'</text:span>).on(<text:span text:style-name="T5">'click'</text:span>, <text:span text:style-name="T5">'.dropdown-item'</text:span>, <text:span text:style-name="T2">function</text:span>(e) {</text:p>
      <text:p text:style-name="Code">e.preventDefault();</text:p>
      <text:p text:style-name="Code"><text:span text:style-name="T2">var</text:span> imageUrl = $(<text:span text:style-name="T2">this</text:span>).data(<text:span text:style-name="T5">'img'</text:span>);</text:p>
      <text:p text:style-name="Code">$(<text:span text:style-name="T5">'#userAvatar'</text:span>).attr(<text:span text:style-name="T5">'src'</text:span>, imageUrl);</text:p>
      <text:p text:style-name="Code">$(<text:span text:style-name="T5">'#avatar'</text:span>).attr(<text:span text:style-name="T5">'value'</text:span>, imageUrl);</text:p>
      <text:p text:style-name="Code">});</text:p>
      <text:h text:style-name="P66" text:outline-level="1">Groups</text:h>
      <text:p text:style-name="P45">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soft-page-break/><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45">On veut un formulaire CRUD pour la table « Group ». Il faut pouvoir ajouter 0, 1 ou plusieurs autorisations pour chaque enregistrement.</text:p>
      <text:p text:style-name="P46"><text:span text:style-name="T30">Les classes Group, GroupAuthorization et Authorization permettent d’accéder à la base de données. Les fonctions sont : </text:span><text:span text:style-name="T25">set(</text:span><text:span text:style-name="T3">array</text:span><text:span text:style-name="T25"> $data) ; getById($id), getOrdered($orderBy) ; setById($id, </text:span><text:span text:style-name="T3">array</text:span><text:span text:style-name="T25"> $data) ; removeById($id).</text:span></text:p>
      <text:p text:style-name="P13">En PHP8 avec Bootstrap.</text:p>
      <text:h text:style-name="P67" text:outline-level="1">Import persons</text:h>
      <text:p text:style-name="P47">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93">Ouvrir une boite de dialogue pour sélectionner un fichier sur le disque local.</text:p>
        </text:list-item>
        <text:list-item>
          <text:p text:style-name="P93">Demander le n° de la ligne où se trouve l’entête des colonnes.</text:p>
        </text:list-item>
        <text:list-item>
          <text:p text:style-name="P93">Afficher les colonnes</text:p>
        </text:list-item>
        <text:list-item>
          <text:p text:style-name="P93">Faire le mapping avec les champs </text:p>
          <text:list>
            <text:list-item>
              <text:p text:style-name="P93">Email (qui sert d’identifiant) → obligatoire</text:p>
            </text:list-item>
            <text:list-item>
              <text:p text:style-name="P93">First name</text:p>
            </text:list-item>
            <text:list-item>
              <text:p text:style-name="P93"><text:soft-page-break/>Last name</text:p>
            </text:list-item>
            <text:list-item>
              <text:p text:style-name="P93">Phone</text:p>
            </text:list-item>
          </text:list>
        </text:list-item>
        <text:list-item>
          <text:p text:style-name="P93">Importer les champs. Si l’identifiant n’existe pas, on ajoute un nouvel enregistrement. Sinon on met à jour l’enregistrement existant. On met le champ « Imported » à « 1 »</text:p>
        </text:list-item>
      </text:list>
      <text:p text:style-name="P48"><text:span text:style-name="T30">L</text:span><text:span text:style-name="T31">a</text:span><text:span text:style-name="T30"> classe </text:span><text:span text:style-name="T31">Person</text:span><text:span text:style-name="T30"> permet d’accéder à la base de données. Les fonctions sont : </text:span><text:span text:style-name="T25">set(</text:span><text:span text:style-name="T3">array</text:span><text:span text:style-name="T25"> $data) ; getById($id) ; setById($id, </text:span><text:span text:style-name="T3">array</text:span><text:span text:style-name="T25"> $data).</text:span></text:p>
      <text:p text:style-name="P14">En PHP8 avec Bootstrap.</text:p>
      <text:h text:style-name="P68" text:outline-level="1">Rejoindre Teams</text:h>
      <text:p text:style-name="P49">Un message pour inviter nos membres du bureau et bêta-testeurs à rejoindre la comunautés B.NW sur « teams ».</text:p>
      <text:p text:style-name="P49">Cela implique que vous créiez un compte Microsoft. Pour créer un compte Microsoft :</text:p>
      <text:p text:style-name="P49"><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49">Votre adresse courriel actuelle peut tout à fait servir d’identifiant pour ce compte.</text:p>
      <text:p text:style-name="P49">Si vous utilisez Windows11 vous avez surement déjà un compte Microsoft. Celui-ci vous sert à démarrer votre session. </text:p>
      <text:p text:style-name="P49">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49">Nous ne sommes que 4 pour l’instant dans cette communauté B.NW.</text:p>
      <text:p text:style-name="P50">Je vous partage à nouveau le lien d’adhésion</text:p>
      <text:p text:style-name="P50"><text:a xlink:type="simple" xlink:href="https://teams.live.com/l/community/FEA5k096dA6DvYTXQM" text:style-name="Internet_20_link" text:visited-style-name="Visited_20_Internet_20_Link">https://teams.live.com/l/community/FEA5k096dA6DvYTXQM</text:a></text:p>
      <text:h text:style-name="P69" text:outline-level="1">New table</text:h>
      <text:p text:style-name="P51">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1">So we need a new class GroupController.</text:p>
      <text:p text:style-name="P51">We have to respect DRY principle. So a BaseController class must be created. We have to add 5 new routes to display, add, delete, edit and update this new table</text:p>
      <text:h text:style-name="P70" text:outline-level="1">Latte - group</text:h>
      <text:p text:style-name="P52">Avec cette table :</text:p>
      <text:p text:style-name="Code">CREATE TABLE "Group" (</text:p>
      <text:p text:style-name="Code"><text:tab/>"Id"<text:tab/>INTEGER,</text:p>
      <text:p text:style-name="Code"><text:soft-page-break/><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2">En utilisant flightphp et latte :</text:p>
      <text:list text:style-name="L14">
        <text:list-item>
          <text:p text:style-name="P94">Créer la classe groupController pour créer, lire, modifier et supprimer des enregistrements dans la table group.</text:p>
        </text:list-item>
        <text:list-item>
          <text:p text:style-name="P94">Créer le fichier index.php avec les routes permettant le CRUD.</text:p>
        </text:list-item>
        <text:list-item>
          <text:p text:style-name="P94">Créer les vues avec latte</text:p>
        </text:list-item>
      </text:list>
      <text:h text:style-name="P71" text:outline-level="1">latte – GroupAutorization</text:h>
      <text:p text:style-name="P53">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5">'</text:span><text:span text:style-name="T2">SELECT</text:span><text:span text:style-name="T5"> </text:span>*<text:span text:style-name="T5"> </text:span><text:span text:style-name="T2">FROM</text:span><text:span text:style-name="T5"> "Group" </text:span><text:span text:style-name="T2">WHERE</text:span><text:span text:style-name="T5"> Inactivated </text:span>=<text:span text:style-name="T5"> </text:span><text:span text:style-name="T4">0</text:span><text:span text:style-name="T5">'</text:span>);</text:p>
      <text:p text:style-name="Code">$groups = $stmt-&gt;fetchAll(PDO::FETCH_ASSOC);</text:p>
      <text:p text:style-name="Code">echo <text:span text:style-name="T2">$this</text:span>-&gt;latte-&gt;render(<text:span text:style-name="T5">'views/groups/index.latte'</text:span>, [</text:p>
      <text:p text:style-name="Code"><text:span text:style-name="T5">'groups'</text:span> =&gt; $groups</text:p>
      <text:p text:style-name="Code">]);</text:p>
      <text:p text:style-name="Code">}</text:p>
      <text:p text:style-name="Code"/>
      <text:p text:style-name="Code"><text:span text:style-name="T2">public</text:span> <text:span text:style-name="T2">function</text:span> create() {</text:p>
      <text:p text:style-name="Code"><text:span text:style-name="T2">if</text:span> ($_SERVER[<text:span text:style-name="T5">'REQUEST_METHOD'</text:span>] === <text:span text:style-name="T5">'POST'</text:span>) {</text:p>
      <text:p text:style-name="Code">$name = isset($_POST[<text:span text:style-name="T5">'name'</text:span>]) ? <text:span text:style-name="T2">$this</text:span>-&gt;sanitizeInput($_POST[<text:span text:style-name="T5">'name'</text:span>]) : <text:span text:style-name="T5">''</text:span>;</text:p>
      <text:p text:style-name="Code">$selfRegistration = isset($_POST[<text:span text:style-name="T5">'selfRegistration'</text:span>]) ? <text:span text:style-name="T4">1</text:span> : <text:span text:style-name="T4">0</text:span>;</text:p>
      <text:p text:style-name="Code"><text:span text:style-name="T2">if</text:span> (empty($name)) {</text:p>
      <text:p text:style-name="Code">// Gérer l'erreur si le nom est vide</text:p>
      <text:p text:style-name="Code">echo <text:span text:style-name="T2">$this</text:span>-&gt;latte-&gt;render(<text:span text:style-name="T5">'views/groups/create.latte'</text:span>, [</text:p>
      <text:p text:style-name="Code"><text:span text:style-name="T5">'error'</text:span> =&gt; <text:span text:style-name="T5">'Le nom du groupe est requis'</text:span></text:p>
      <text:p text:style-name="Code">]);</text:p>
      <text:p text:style-name="Code"><text:span text:style-name="T2">return</text:span>;</text:p>
      <text:p text:style-name="Code">}</text:p>
      <text:p text:style-name="Code">$stmt = <text:span text:style-name="T2">$this</text:span>-&gt;pdo-&gt;prepare(<text:span text:style-name="T5">'</text:span><text:span text:style-name="T2">INSERT INTO</text:span><text:span text:style-name="T5"> "Group" (</text:span><text:span text:style-name="T2">Name</text:span><text:span text:style-name="T5">, SelfRegistration) </text:span><text:span text:style-name="T2">VALUES</text:span><text:span text:style-name="T5"> (?, ?)'</text:span>);</text:p>
      <text:p text:style-name="Code">$stmt-&gt;execute([$name, $selfRegistration]);</text:p>
      <text:p text:style-name="Code"><text:span text:style-name="T2">$this</text:span>-&gt;flight-&gt;redirect(<text:span text:style-name="T5">'/groups'</text:span>);</text:p>
      <text:p text:style-name="Code"><text:span text:style-name="T2">return</text:span>;</text:p>
      <text:p text:style-name="Code">}</text:p>
      <text:p text:style-name="Code">echo <text:span text:style-name="T2">$this</text:span>-&gt;latte-&gt;render(<text:span text:style-name="T5">'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5">'REQUEST_METHOD'</text:span>] === <text:span text:style-name="T5">'POST'</text:span>) {</text:p>
      <text:p text:style-name="Code">$name = isset($_POST[<text:span text:style-name="T5">'name'</text:span>]) ? <text:span text:style-name="T2">$this</text:span>-&gt;sanitizeInput($_POST[<text:span text:style-name="T5">'name'</text:span>]) : <text:span text:style-name="T5">''</text:span>;</text:p>
      <text:p text:style-name="Code">$selfRegistration = isset($_POST[<text:span text:style-name="T5">'selfRegistration'</text:span>]) ? <text:span text:style-name="T4">1</text:span> : <text:span text:style-name="T4">0</text:span>;</text:p>
      <text:p text:style-name="Code"><text:soft-page-break/><text:span text:style-name="T2">if</text:span> (empty($name)) {</text:p>
      <text:p text:style-name="Code">$stmt = <text:span text:style-name="T2">$this</text:span>-&gt;pdo-&gt;prepare(<text:span text:style-name="T5">'</text:span><text:span text:style-name="T2">SELECT</text:span><text:span text:style-name="T5"> </text:span>*<text:span text:style-name="T5"> </text:span><text:span text:style-name="T2">FROM</text:span><text:span text:style-name="T5"> "Group" </text:span><text:span text:style-name="T2">WHERE</text:span><text:span text:style-name="T5"> Id </text:span>=<text:span text:style-name="T5"> ?'</text:span>);</text:p>
      <text:p text:style-name="Code">$stmt-&gt;execute([$id]);</text:p>
      <text:p text:style-name="Code">$group = $stmt-&gt;fetch(PDO::FETCH_ASSOC);</text:p>
      <text:p text:style-name="Code">echo <text:span text:style-name="T2">$this</text:span>-&gt;latte-&gt;render(<text:span text:style-name="T5">'views/groups/edit.latte'</text:span>, [</text:p>
      <text:p text:style-name="Code"><text:span text:style-name="T5">'group'</text:span> =&gt; $group,</text:p>
      <text:p text:style-name="Code"><text:span text:style-name="T5">'error'</text:span> =&gt; <text:span text:style-name="T5">'Le nom du groupe est requis'</text:span></text:p>
      <text:p text:style-name="Code">]);</text:p>
      <text:p text:style-name="Code"><text:span text:style-name="T2">return</text:span>;</text:p>
      <text:p text:style-name="Code">}</text:p>
      <text:p text:style-name="Code">$stmt = <text:span text:style-name="T2">$this</text:span>-&gt;pdo-&gt;prepare(<text:span text:style-name="T5">'</text:span><text:span text:style-name="T2">UPDATE</text:span><text:span text:style-name="T5"> "Group" </text:span><text:span text:style-name="T2">SET</text:span><text:span text:style-name="T5"> </text:span><text:span text:style-name="T2">Name</text:span><text:span text:style-name="T5"> </text:span>=<text:span text:style-name="T5"> ?, SelfRegistration </text:span>=<text:span text:style-name="T5"> ? </text:span><text:span text:style-name="T2">WHERE</text:span><text:span text:style-name="T5"> Id </text:span>=<text:span text:style-name="T5"> ?'</text:span>);</text:p>
      <text:p text:style-name="Code">$stmt-&gt;execute([$name, $selfRegistration, $id]);</text:p>
      <text:p text:style-name="Code"><text:span text:style-name="T2">$this</text:span>-&gt;flight-&gt;redirect(<text:span text:style-name="T5">'/groups'</text:span>);</text:p>
      <text:p text:style-name="Code"><text:span text:style-name="T2">return</text:span>;</text:p>
      <text:p text:style-name="Code">}</text:p>
      <text:p text:style-name="Code">$stmt = <text:span text:style-name="T2">$this</text:span>-&gt;pdo-&gt;prepare(<text:span text:style-name="T5">'</text:span><text:span text:style-name="T2">SELECT</text:span><text:span text:style-name="T5"> </text:span>*<text:span text:style-name="T5"> </text:span><text:span text:style-name="T2">FROM</text:span><text:span text:style-name="T5"> "Group" </text:span><text:span text:style-name="T2">WHERE</text:span><text:span text:style-name="T5"> Id </text:span>=<text:span text:style-name="T5">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5">'/groups'</text:span>);</text:p>
      <text:p text:style-name="Code"><text:span text:style-name="T2">return</text:span>;</text:p>
      <text:p text:style-name="Code">}</text:p>
      <text:p text:style-name="Code">echo <text:span text:style-name="T2">$this</text:span>-&gt;latte-&gt;render(<text:span text:style-name="T5">'views/groups/edit.latte'</text:span>, [</text:p>
      <text:p text:style-name="Code"><text:span text:style-name="T5">'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5">'</text:span><text:span text:style-name="T2">UPDATE</text:span><text:span text:style-name="T5"> "Group" </text:span><text:span text:style-name="T2">SET</text:span><text:span text:style-name="T5"> Inactivated </text:span>=<text:span text:style-name="T5"> </text:span><text:span text:style-name="T4">1</text:span><text:span text:style-name="T5"> </text:span><text:span text:style-name="T2">WHERE</text:span><text:span text:style-name="T5"> Id </text:span>=<text:span text:style-name="T5"> ?'</text:span>);</text:p>
      <text:p text:style-name="Code">$stmt-&gt;execute([$id]);</text:p>
      <text:p text:style-name="Code"><text:span text:style-name="T2">$this</text:span>-&gt;flight-&gt;redirect(<text:span text:style-name="T5">'/groups'</text:span>);</text:p>
      <text:p text:style-name="Code">}</text:p>
      <text:p text:style-name="Code">}</text:p>
      <text:p text:style-name="P53">La vue d’édition d’un groupe est :</text:p>
      <text:p text:style-name="Code">{<text:span text:style-name="T2">extends </text:span><text:span text:style-name="T5">"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8">&lt;div</text:span> <text:span text:style-name="T10">class</text:span>=<text:span text:style-name="T2">"row justify-content-center"</text:span><text:span text:style-name="T8">&gt;</text:span></text:p>
      <text:p text:style-name="Code"><text:span text:style-name="T8">&lt;div</text:span> <text:span text:style-name="T10">class</text:span>=<text:span text:style-name="T2">"col-md-6"</text:span><text:span text:style-name="T8">&gt;</text:span></text:p>
      <text:p text:style-name="Code"><text:span text:style-name="T8">&lt;div</text:span> <text:span text:style-name="T10">class</text:span>=<text:span text:style-name="T2">"card"</text:span><text:span text:style-name="T8">&gt;</text:span></text:p>
      <text:p text:style-name="Code"><text:span text:style-name="T8">&lt;div</text:span> <text:span text:style-name="T10">class</text:span>=<text:span text:style-name="T2">"card-header"</text:span><text:span text:style-name="T8">&gt;</text:span></text:p>
      <text:p text:style-name="Code"><text:span text:style-name="T8">&lt;h2</text:span> <text:span text:style-name="T10">class</text:span>=<text:span text:style-name="T2">"card-title h5 m-0"</text:span><text:span text:style-name="T8">&gt;</text:span>Modifier le groupe<text:span text:style-name="T8">&lt;/h2&gt;</text:span></text:p>
      <text:p text:style-name="Code">&lt;/div&gt;</text:p>
      <text:p text:style-name="Code"><text:span text:style-name="T8">&lt;div</text:span> <text:span text:style-name="T10">class</text:span>=<text:span text:style-name="T2">"card-body"</text:span><text:span text:style-name="T8">&gt;</text:span></text:p>
      <text:p text:style-name="Code">{<text:span text:style-name="T2">if </text:span>isset($error)}</text:p>
      <text:p text:style-name="Code"><text:span text:style-name="T8">&lt;div</text:span> <text:span text:style-name="T10">class</text:span>=<text:span text:style-name="T2">"alert alert-danger alert-dismissible fade show"</text:span> <text:span text:style-name="T10">role</text:span>=<text:span text:style-name="T2">"alert"</text:span><text:span text:style-name="T8">&gt;</text:span></text:p>
      <text:p text:style-name="Code">{$error}</text:p>
      <text:p text:style-name="Code"><text:span text:style-name="T8">&lt;button</text:span> <text:span text:style-name="T10">type</text:span>=<text:span text:style-name="T2">"button"</text:span> <text:span text:style-name="T10">class</text:span>=<text:span text:style-name="T2">"btn-close"</text:span> <text:span text:style-name="T10">data-bs-dismiss</text:span>=<text:span text:style-name="T2">"alert"</text:span> <text:span text:style-name="T10">aria-label</text:span>=<text:span text:style-name="T2">"Close"</text:span><text:span text:style-name="T8">&gt;&lt;/button&gt;</text:span></text:p>
      <text:p text:style-name="Code">&lt;/div&gt;</text:p>
      <text:p text:style-name="Code">{<text:span text:style-name="T2">/if</text:span>}</text:p>
      <text:p text:style-name="Code"/>
      <text:p text:style-name="Code"><text:span text:style-name="T8">&lt;form</text:span> <text:span text:style-name="T10">method</text:span>=<text:span text:style-name="T2">"POST"</text:span><text:span text:style-name="T8">&gt;</text:span></text:p>
      <text:p text:style-name="Code"><text:soft-page-break/><text:span text:style-name="T8">&lt;div</text:span> <text:span text:style-name="T10">class</text:span>=<text:span text:style-name="T2">"mb-3"</text:span><text:span text:style-name="T8">&gt;</text:span></text:p>
      <text:p text:style-name="Code"><text:span text:style-name="T8">&lt;label</text:span> <text:span text:style-name="T10">for</text:span>=<text:span text:style-name="T2">"name"</text:span> <text:span text:style-name="T10">class</text:span>=<text:span text:style-name="T2">"form-label"</text:span><text:span text:style-name="T8">&gt;</text:span>Nom<text:span text:style-name="T8">&lt;/label&gt;</text:span></text:p>
      <text:p text:style-name="Code"><text:span text:style-name="T8">&lt;input</text:span> <text:span text:style-name="T10">type</text:span>=<text:span text:style-name="T2">"text"</text:span> <text:span text:style-name="T10">class</text:span>=<text:span text:style-name="T2">"form-control {if isset($error)}is-invalid{/if}"</text:span> </text:p>
      <text:p text:style-name="Code"><text:span text:style-name="T10">id</text:span>=<text:span text:style-name="T2">"name"</text:span> <text:span text:style-name="T10">name</text:span>=<text:span text:style-name="T2">"name"</text:span> <text:span text:style-name="T10">value</text:span>=<text:span text:style-name="T2">"{$group['Name']}"</text:span> <text:span text:style-name="T10">required</text:span><text:span text:style-name="T8">&gt;</text:span></text:p>
      <text:p text:style-name="Code"><text:span text:style-name="T8">&lt;div</text:span> <text:span text:style-name="T10">class</text:span>=<text:span text:style-name="T2">"invalid-feedback"</text:span><text:span text:style-name="T8">&gt;</text:span>Le nom du groupe est requis<text:span text:style-name="T8">&lt;/div&gt;</text:span></text:p>
      <text:p text:style-name="Code">&lt;/div&gt;</text:p>
      <text:p text:style-name="Code"><text:span text:style-name="T8">&lt;div</text:span> <text:span text:style-name="T10">class</text:span>=<text:span text:style-name="T2">"mb-3 form-check"</text:span><text:span text:style-name="T8">&gt;</text:span></text:p>
      <text:p text:style-name="Code"><text:span text:style-name="T8">&lt;input</text:span> <text:span text:style-name="T10">type</text:span>=<text:span text:style-name="T2">"checkbox"</text:span> <text:span text:style-name="T10">class</text:span>=<text:span text:style-name="T2">"form-check-input"</text:span> <text:span text:style-name="T10">id</text:span>=<text:span text:style-name="T2">"selfRegistration"</text:span> </text:p>
      <text:p text:style-name="Code"><text:span text:style-name="T10">name</text:span>=<text:span text:style-name="T2">"selfRegistration"</text:span> <text:span text:style-name="T10">value</text:span>=<text:span text:style-name="T2">"1"</text:span> <text:span text:style-name="T10">{if</text:span> <text:span text:style-name="T10">$group[</text:span><text:span text:style-name="T32">'SelfRegistration']}checked{/if}</text:span><text:span text:style-name="T8">&gt;</text:span></text:p>
      <text:p text:style-name="Code"><text:span text:style-name="T8">&lt;label</text:span> <text:span text:style-name="T10">class</text:span>=<text:span text:style-name="T2">"form-check-label"</text:span> <text:span text:style-name="T10">for</text:span>=<text:span text:style-name="T2">"selfRegistration"</text:span><text:span text:style-name="T8">&gt;</text:span>Auto-inscription autorisée<text:span text:style-name="T8">&lt;/label&gt;</text:span></text:p>
      <text:p text:style-name="Code">&lt;/div&gt;</text:p>
      <text:p text:style-name="Code"><text:span text:style-name="T8">&lt;div</text:span> <text:span text:style-name="T10">class</text:span>=<text:span text:style-name="T2">"d-flex justify-content-between"</text:span><text:span text:style-name="T8">&gt;</text:span></text:p>
      <text:p text:style-name="Code"><text:span text:style-name="T8">&lt;a</text:span> <text:span text:style-name="T10">href</text:span>=<text:span text:style-name="T2">"/groups"</text:span> <text:span text:style-name="T10">class</text:span>=<text:span text:style-name="T2">"btn btn-secondary"</text:span><text:span text:style-name="T8">&gt;</text:span>Annuler<text:span text:style-name="T8">&lt;/a&gt;</text:span></text:p>
      <text:p text:style-name="Code"><text:span text:style-name="T8">&lt;button</text:span> <text:span text:style-name="T10">type</text:span>=<text:span text:style-name="T2">"submit"</text:span> <text:span text:style-name="T10">class</text:span>=<text:span text:style-name="T2">"btn btn-primary"</text:span><text:span text:style-name="T8">&gt;</text:span>Enregistrer<text:span text:style-name="T8">&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3">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72" text:outline-level="1">Person and group</text:h>
      <text:p text:style-name="P54">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soft-page-break/><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4">On veut pouvoir associer des groupes aux personnes.</text:p>
      <text:p text:style-name="P54">La variable <text:span text:style-name="T33">d</text:span>e session userEmail donne l’adresse email de la personne qui s’est logger ou ‘’ si c’est un utilisateur anonyme.</text:p>
      <text:p text:style-name="P54">On veut un CRUD pour la table personne.</text:p>
      <text:p text:style-name="P54">Pour l’édition nous avons <text:span text:style-name="T33">3</text:span> cas possibles :</text:p>
      <text:p text:style-name="P54"><text:span text:style-name="T33">1)</text:span>l’utilisateur édite ses données (userEmail == Person.Email)</text:p>
      <text:p text:style-name="P54">les champs éditables sont :</text:p>
      <text:list text:style-name="L15">
        <text:list-item>
          <text:p text:style-name="P95">Email (si Imported == 0)</text:p>
        </text:list-item>
        <text:list-item>
          <text:p text:style-name="P95">Password</text:p>
        </text:list-item>
        <text:list-item>
          <text:p text:style-name="P95">FirstName(si Imported == 0)</text:p>
        </text:list-item>
        <text:list-item>
          <text:p text:style-name="P95">LastName(si Imported == 0)</text:p>
        </text:list-item>
        <text:list-item>
          <text:p text:style-name="P95">NickName</text:p>
        </text:list-item>
        <text:list-item>
          <text:p text:style-name="P95">Phone(si Imported == 0)</text:p>
        </text:list-item>
      </text:list>
      <text:p text:style-name="P57">2) l’utilisateur a l’autorisation « PersonManager »</text:p>
      <text:p text:style-name="P55">les champs éditables sont :</text:p>
      <text:list text:continue-numbering="true" text:style-name="L15">
        <text:list-item>
          <text:p text:style-name="P96">Email</text:p>
        </text:list-item>
        <text:list-item>
          <text:p text:style-name="P96">FirstName</text:p>
        </text:list-item>
        <text:list-item>
          <text:p text:style-name="P96">LastName(si Imported == 0)</text:p>
        </text:list-item>
        <text:list-item>
          <text:p text:style-name="P96">Phone(si Imported == 0)</text:p>
        </text:list-item>
      </text:list>
      <text:p text:style-name="P57">3) utilisateur anonyme → pas d’accès au CRUD personnes</text:p>
      <text:p text:style-name="P57">La navbar doit permettre de gérer les groupes et les personnes si userEmail!=’’</text:p>
      <text:h text:style-name="P73" text:outline-level="1">Fusion des navbar</text:h>
      <text:p text:style-name="P56">Pour les groupes j’ai : views/groups/layout.latte :</text:p>
      <text:p text:style-name="Code"><text:span text:style-name="T8">&lt;!DOCTYPE</text:span> <text:span text:style-name="T10">html</text:span><text:span text:style-name="T8">&gt;</text:span></text:p>
      <text:p text:style-name="Code"><text:span text:style-name="T8">&lt;html</text:span> <text:span text:style-name="T10">lang</text:span>=<text:span text:style-name="T2">"fr"</text:span><text:span text:style-name="T8">&gt;</text:span></text:p>
      <text:p text:style-name="Code">&lt;head&gt;</text:p>
      <text:p text:style-name="Code"><text:span text:style-name="T8">&lt;title&gt;</text:span>{<text:span text:style-name="T2">block </text:span>title}{<text:span text:style-name="T2">/block</text:span>} - Gestion des groupes<text:span text:style-name="T8">&lt;/title&gt;</text:span></text:p>
      <text:p text:style-name="Code"><text:span text:style-name="T8">&lt;link</text:span> <text:span text:style-name="T10">href</text:span>=<text:span text:style-name="T2">"https://cdn.jsdelivr.net/npm/bootstrap@5.3.0/dist/css/bootstrap.min.css"</text:span> <text:span text:style-name="T10">rel</text:span>=<text:span text:style-name="T2">"stylesheet"</text:span><text:span text:style-name="T8">&gt;</text:span></text:p>
      <text:p text:style-name="Code"><text:soft-page-break/>{<text:span text:style-name="T2">php </text:span>Tracy\Debugger::renderLoader()}</text:p>
      <text:p text:style-name="Code">&lt;/head&gt;</text:p>
      <text:p text:style-name="Code">&lt;body&gt;</text:p>
      <text:p text:style-name="Code"><text:span text:style-name="T8">&lt;nav</text:span> <text:span text:style-name="T10">class</text:span>=<text:span text:style-name="T2">"navbar navbar-expand-lg navbar-dark bg-dark"</text:span><text:span text:style-name="T8">&gt;</text:span></text:p>
      <text:p text:style-name="Code"><text:span text:style-name="T8">&lt;div</text:span> <text:span text:style-name="T10">class</text:span>=<text:span text:style-name="T2">"container"</text:span><text:span text:style-name="T8">&gt;</text:span></text:p>
      <text:p text:style-name="Code"><text:span text:style-name="T8">&lt;a</text:span> <text:span text:style-name="T10">class</text:span>=<text:span text:style-name="T2">"navbar-brand"</text:span> <text:span text:style-name="T10">href</text:span>=<text:span text:style-name="T2">"/groups"</text:span><text:span text:style-name="T8">&gt;</text:span>Gestion des groupes<text:span text:style-name="T8">&lt;/a&gt;</text:span></text:p>
      <text:p text:style-name="Code">&lt;/div&gt;</text:p>
      <text:p text:style-name="Code">&lt;/nav&gt;</text:p>
      <text:p text:style-name="Code"/>
      <text:p text:style-name="Code"><text:span text:style-name="T8">&lt;div</text:span> <text:span text:style-name="T10">class</text:span>=<text:span text:style-name="T2">"container mt-4"</text:span><text:span text:style-name="T8">&gt;</text:span></text:p>
      <text:p text:style-name="Code">{<text:span text:style-name="T2">block </text:span>content}{<text:span text:style-name="T2">/block</text:span>}</text:p>
      <text:p text:style-name="Code">&lt;/div&gt;</text:p>
      <text:p text:style-name="Code"/>
      <text:p text:style-name="Code"><text:span text:style-name="T8">&lt;script</text:span> <text:span text:style-name="T10">src</text:span>=<text:span text:style-name="T2">"https://cdn.jsdelivr.net/npm/bootstrap@5.3.0/dist/js/bootstrap.bundle.min.js"</text:span><text:span text:style-name="T8">&gt;&lt;/script&gt;</text:span></text:p>
      <text:p text:style-name="Code">{<text:span text:style-name="T2">block </text:span>scripts}{<text:span text:style-name="T2">/block</text:span>}</text:p>
      <text:p text:style-name="Code">&lt;/body&gt;</text:p>
      <text:p text:style-name="Code">&lt;/html&gt;</text:p>
      <text:p text:style-name="P56"/>
      <text:p text:style-name="P56">Pour les personnes j’ai : views/persons/layout.latte :</text:p>
      <text:p text:style-name="Code"><text:span text:style-name="T8">&lt;!DOCTYPE</text:span> <text:span text:style-name="T10">html</text:span><text:span text:style-name="T8">&gt;</text:span></text:p>
      <text:p text:style-name="Code"><text:span text:style-name="T8">&lt;html</text:span> <text:span text:style-name="T10">lang</text:span>=<text:span text:style-name="T2">"fr"</text:span><text:span text:style-name="T8">&gt;</text:span></text:p>
      <text:p text:style-name="Code">&lt;head&gt;</text:p>
      <text:p text:style-name="Code"><text:span text:style-name="T8">&lt;title&gt;</text:span>{<text:span text:style-name="T2">block </text:span>title}{<text:span text:style-name="T2">/block</text:span>} - Gestion des personnes<text:span text:style-name="T8">&lt;/title&gt;</text:span></text:p>
      <text:p text:style-name="Code"><text:span text:style-name="T8">&lt;link</text:span> <text:span text:style-name="T10">href</text:span>=<text:span text:style-name="T2">"https://cdn.jsdelivr.net/npm/bootstrap@5.3.0/dist/css/bootstrap.min.css"</text:span> <text:span text:style-name="T10">rel</text:span>=<text:span text:style-name="T2">"stylesheet"</text:span><text:span text:style-name="T8">&gt;</text:span></text:p>
      <text:p text:style-name="Code">{<text:span text:style-name="T2">php </text:span>Tracy\Debugger::renderLoader()}</text:p>
      <text:p text:style-name="Code">&lt;/head&gt;</text:p>
      <text:p text:style-name="Code">&lt;body&gt;</text:p>
      <text:p text:style-name="Code"><text:span text:style-name="T8">&lt;nav</text:span> <text:span text:style-name="T10">class</text:span>=<text:span text:style-name="T2">"navbar navbar-expand-lg navbar-dark bg-dark"</text:span><text:span text:style-name="T8">&gt;</text:span></text:p>
      <text:p text:style-name="Code"><text:span text:style-name="T8">&lt;div</text:span> <text:span text:style-name="T10">class</text:span>=<text:span text:style-name="T2">"container"</text:span><text:span text:style-name="T8">&gt;</text:span></text:p>
      <text:p text:style-name="Code"><text:span text:style-name="T8">&lt;a</text:span> <text:span text:style-name="T10">class</text:span>=<text:span text:style-name="T2">"navbar-brand"</text:span> <text:span text:style-name="T10">href</text:span>=<text:span text:style-name="T2">"/groups"</text:span><text:span text:style-name="T8">&gt;</text:span>Gestion des personnes<text:span text:style-name="T8">&lt;/a&gt;</text:span></text:p>
      <text:p text:style-name="Code">&lt;/div&gt;</text:p>
      <text:p text:style-name="Code">&lt;/nav&gt;</text:p>
      <text:p text:style-name="Code"/>
      <text:p text:style-name="Code"><text:span text:style-name="T8">&lt;div</text:span> <text:span text:style-name="T10">class</text:span>=<text:span text:style-name="T2">"container mt-4"</text:span><text:span text:style-name="T8">&gt;</text:span></text:p>
      <text:p text:style-name="Code">{<text:span text:style-name="T2">block </text:span>content}{<text:span text:style-name="T2">/block</text:span>}</text:p>
      <text:p text:style-name="Code">&lt;/div&gt;</text:p>
      <text:p text:style-name="Code"/>
      <text:p text:style-name="Code"><text:span text:style-name="T8">&lt;script</text:span> <text:span text:style-name="T10">src</text:span>=<text:span text:style-name="T2">"https://cdn.jsdelivr.net/npm/bootstrap@5.3.0/dist/js/bootstrap.bundle.min.js"</text:span><text:span text:style-name="T8">&gt;&lt;/script&gt;</text:span></text:p>
      <text:p text:style-name="Code">{<text:span text:style-name="T2">block </text:span>scripts}{<text:span text:style-name="T2">/block</text:span>}</text:p>
      <text:p text:style-name="Code">&lt;/body&gt;</text:p>
      <text:p text:style-name="Code">&lt;/html&gt;</text:p>
      <text:p text:style-name="P56"/>
      <text:p text:style-name="P56">Il faut un seul navbar avec une option pour les groupes et une autre pour les personnes.</text:p>
      <text:h text:style-name="P74" text:outline-level="1">Formulaire modal avec latte <text:span text:style-name="T35">et Bootstrap</text:span></text:h>
      <text:h text:style-name="Heading_20_2" text:outline-level="2">Avec <text:span text:style-name="T34">ce</text:span> layout.latte <text:span text:style-name="T34">principal</text:span></text:h>
      <text:p text:style-name="Code"><text:span text:style-name="T8">&lt;!DOCTYPE</text:span> <text:span text:style-name="T10">html</text:span><text:span text:style-name="T8">&gt;</text:span></text:p>
      <text:p text:style-name="Code"><text:soft-page-break/><text:span text:style-name="T8">&lt;html</text:span> <text:span text:style-name="T10">lang</text:span>=<text:span text:style-name="T2">"fr"</text:span><text:span text:style-name="T8">&gt;</text:span></text:p>
      <text:p text:style-name="Code">&lt;head&gt;</text:p>
      <text:p text:style-name="Code"><text:span text:style-name="T8">&lt;title&gt;</text:span>{<text:span text:style-name="T2">block </text:span>title}{<text:span text:style-name="T2">/block</text:span>} - Gestion<text:span text:style-name="T8">&lt;/title&gt;</text:span></text:p>
      <text:p text:style-name="Code"><text:span text:style-name="T8">&lt;link</text:span> <text:span text:style-name="T10">href</text:span>=<text:span text:style-name="T2">"https://cdn.jsdelivr.net/npm/bootstrap@5.3.0/dist/css/bootstrap.min.css"</text:span> <text:span text:style-name="T10">rel</text:span>=<text:span text:style-name="T2">"stylesheet"</text:span><text:span text:style-name="T8">&gt;</text:span></text:p>
      <text:p text:style-name="Code">{<text:span text:style-name="T2">php </text:span>Tracy\Debugger::renderLoader()}</text:p>
      <text:p text:style-name="Code">&lt;/head&gt;</text:p>
      <text:p text:style-name="Code">&lt;body&gt;</text:p>
      <text:p text:style-name="Code"/>
      <text:p text:style-name="Code"><text:span text:style-name="T8">&lt;nav</text:span> <text:span text:style-name="T10">class</text:span>=<text:span text:style-name="T2">"navbar navbar-expand-lg navbar-dark bg-dark"</text:span><text:span text:style-name="T8">&gt;</text:span></text:p>
      <text:p text:style-name="Code"><text:span text:style-name="T8">&lt;div</text:span> <text:span text:style-name="T10">class</text:span>=<text:span text:style-name="T2">"container"</text:span><text:span text:style-name="T8">&gt;</text:span></text:p>
      <text:p text:style-name="Code"><text:span text:style-name="T8">&lt;a</text:span> <text:span text:style-name="T10">class</text:span>=<text:span text:style-name="T2">"navbar-brand"</text:span> <text:span text:style-name="T10">href</text:span>=<text:span text:style-name="T2">"/groups"</text:span><text:span text:style-name="T8">&gt;</text:span>Gestion<text:span text:style-name="T8">&lt;/a&gt;</text:span></text:p>
      <text:p text:style-name="Code"><text:span text:style-name="T8">&lt;button</text:span> <text:span text:style-name="T10">class</text:span>=<text:span text:style-name="T2">"navbar-toggler"</text:span> <text:span text:style-name="T10">type</text:span>=<text:span text:style-name="T2">"button"</text:span> <text:span text:style-name="T10">data-bs-toggle</text:span>=<text:span text:style-name="T2">"collapse"</text:span> <text:span text:style-name="T10">data-bs-target</text:span>=<text:span text:style-name="T2">"#navbarNav"</text:span><text:span text:style-name="T8">&gt;</text:span></text:p>
      <text:p text:style-name="Code"><text:span text:style-name="T8">&lt;span</text:span> <text:span text:style-name="T10">class</text:span>=<text:span text:style-name="T2">"navbar-toggler-icon"</text:span><text:span text:style-name="T8">&gt;&lt;/span&gt;</text:span></text:p>
      <text:p text:style-name="Code">&lt;/button&gt;</text:p>
      <text:p text:style-name="Code"><text:span text:style-name="T8">&lt;div</text:span> <text:span text:style-name="T10">class</text:span>=<text:span text:style-name="T2">"collapse navbar-collapse"</text:span> <text:span text:style-name="T10">id</text:span>=<text:span text:style-name="T2">"navbarNav"</text:span><text:span text:style-name="T8">&gt;</text:span></text:p>
      <text:p text:style-name="Code"><text:span text:style-name="T8">&lt;ul</text:span> <text:span text:style-name="T10">class</text:span>=<text:span text:style-name="T2">"navbar-nav"</text:span><text:span text:style-name="T8">&gt;</text:span></text:p>
      <text:p text:style-name="Code"><text:span text:style-name="T8">&lt;li</text:span> <text:span text:style-name="T10">class</text:span>=<text:span text:style-name="T2">"nav-item"</text:span><text:span text:style-name="T8">&gt;</text:span></text:p>
      <text:p text:style-name="Code"><text:span text:style-name="T8">&lt;a</text:span> <text:span text:style-name="T10">class</text:span>=<text:span text:style-name="T2">"nav-link"</text:span> <text:span text:style-name="T10">href</text:span>=<text:span text:style-name="T2">"/groups"</text:span><text:span text:style-name="T8">&gt;</text:span>Groupes<text:span text:style-name="T8">&lt;/a&gt;</text:span></text:p>
      <text:p text:style-name="Code">&lt;/li&gt;</text:p>
      <text:p text:style-name="Code"><text:span text:style-name="T8">&lt;li</text:span> <text:span text:style-name="T10">class</text:span>=<text:span text:style-name="T2">"nav-item"</text:span><text:span text:style-name="T8">&gt;</text:span></text:p>
      <text:p text:style-name="Code"><text:span text:style-name="T8">&lt;a</text:span> <text:span text:style-name="T10">class</text:span>=<text:span text:style-name="T2">"nav-link"</text:span> <text:span text:style-name="T10">href</text:span>=<text:span text:style-name="T2">"/persons"</text:span><text:span text:style-name="T8">&gt;</text:span>Personnes<text:span text:style-name="T8">&lt;/a&gt;</text:span></text:p>
      <text:p text:style-name="Code">&lt;/li&gt;</text:p>
      <text:p text:style-name="Code">&lt;/ul&gt;</text:p>
      <text:p text:style-name="Code">&lt;/div&gt;</text:p>
      <text:p text:style-name="Code">&lt;/div&gt;</text:p>
      <text:p text:style-name="Code">&lt;/nav&gt;</text:p>
      <text:p text:style-name="Code"/>
      <text:p text:style-name="Code"><text:span text:style-name="T8">&lt;div</text:span> <text:span text:style-name="T10">class</text:span>=<text:span text:style-name="T2">"container mt-4"</text:span><text:span text:style-name="T8">&gt;</text:span></text:p>
      <text:p text:style-name="Code">{<text:span text:style-name="T2">block </text:span>content}{<text:span text:style-name="T2">/block</text:span>}</text:p>
      <text:p text:style-name="Code">&lt;/div&gt;</text:p>
      <text:p text:style-name="Code"/>
      <text:p text:style-name="Code"><text:span text:style-name="T8">&lt;script</text:span> <text:span text:style-name="T10">src</text:span>=<text:span text:style-name="T2">"https://cdn.jsdelivr.net/npm/bootstrap@5.3.0/dist/js/bootstrap.bundle.min.js"</text:span><text:span text:style-name="T8">&gt;&lt;/script&gt;</text:span></text:p>
      <text:p text:style-name="Code">{<text:span text:style-name="T2">block </text:span>scripts}{<text:span text:style-name="T2">/block</text:span>}</text:p>
      <text:p text:style-name="Code">&lt;/body&gt;</text:p>
      <text:p text:style-name="Code">&lt;/html&gt;</text:p>
      <text:h text:style-name="Heading_20_2" text:outline-level="2">Et ces layouts secondaires</text:h>
      <text:h text:style-name="Heading_20_3" text:outline-level="3">layout.latte</text:h>
      <text:p text:style-name="Code">{<text:span text:style-name="T2">extends </text:span><text:span text:style-name="T5">'../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3" text:outline-level="3">index.latte</text:h>
      <text:p text:style-name="Code">{<text:span text:style-name="T2">extends </text:span><text:span text:style-name="T5">"layout.latte"</text:span>}</text:p>
      <text:p text:style-name="Code"/>
      <text:p text:style-name="Code">{<text:span text:style-name="T2">define </text:span>content}</text:p>
      <text:p text:style-name="Code">{<text:span text:style-name="T2">block </text:span>title}Personnes{<text:span text:style-name="T2">/block</text:span>}</text:p>
      <text:p text:style-name="Code"><text:soft-page-break/></text:p>
      <text:p text:style-name="Code">{<text:span text:style-name="T2">block </text:span>content}</text:p>
      <text:p text:style-name="Code"><text:span text:style-name="T8">&lt;div</text:span> <text:span text:style-name="T10">class</text:span>=<text:span text:style-name="T2">"container"</text:span><text:span text:style-name="T8">&gt;</text:span></text:p>
      <text:p text:style-name="Code"><text:span text:style-name="T8">&lt;h1&gt;</text:span>Personnes<text:span text:style-name="T8">&lt;/h1&gt;</text:span></text:p>
      <text:p text:style-name="Code"><text:span text:style-name="T8">&lt;a</text:span> <text:span text:style-name="T10">href</text:span>=<text:span text:style-name="T2">"/persons/create"</text:span> <text:span text:style-name="T10">class</text:span>=<text:span text:style-name="T2">"btn btn-primary mb-3"</text:span><text:span text:style-name="T8">&gt;</text:span>Créer une personne<text:span text:style-name="T8">&lt;/a&gt;</text:span></text:p>
      <text:p text:style-name="Code"><text:span text:style-name="T8">&lt;table</text:span> <text:span text:style-name="T10">class</text:span>=<text:span text:style-name="T2">"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8">&lt;td&gt;</text:span>{$person[<text:span text:style-name="T5">'Email'</text:span>]}<text:span text:style-name="T8">&lt;/td&gt;</text:span></text:p>
      <text:p text:style-name="Code"><text:span text:style-name="T8">&lt;td&gt;</text:span>{$person[<text:span text:style-name="T5">'LastName'</text:span>]}<text:span text:style-name="T8">&lt;/td&gt;</text:span></text:p>
      <text:p text:style-name="Code"><text:span text:style-name="T8">&lt;td&gt;</text:span>{$person[<text:span text:style-name="T5">'FirstName'</text:span>]}<text:span text:style-name="T8">&lt;/td&gt;</text:span></text:p>
      <text:p text:style-name="Code">&lt;td&gt;</text:p>
      <text:p text:style-name="Code"><text:span text:style-name="T8">&lt;a</text:span> <text:span text:style-name="T10">href</text:span>=<text:span text:style-name="T2">"/persons/edit/{$person['Id']}"</text:span> <text:span text:style-name="T10">class</text:span>=<text:span text:style-name="T2">"btn btn-sm btn-warning"</text:span><text:span text:style-name="T8">&gt;</text:span>Éditer<text:span text:style-name="T8">&lt;/a&gt;</text:span></text:p>
      <text:p text:style-name="Code"><text:span text:style-name="T8">&lt;a</text:span> <text:span text:style-name="T10">href</text:span>=<text:span text:style-name="T2">"/persons/delete/{$person['Id']}"</text:span> <text:span text:style-name="T10">class</text:span>=<text:span text:style-name="T2">"btn btn-sm btn-danger"</text:span> <text:span text:style-name="T10">onclick</text:span>=<text:span text:style-name="T2">"return confirm(</text:span><text:span text:style-name="T5">'Voulez-vous vraiment supprimer cette personne ?'</text:span><text:span text:style-name="T2">)"</text:span><text:span text:style-name="T8">&gt;</text:span>Supprimer<text:span text:style-name="T8">&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58"/>
      <text:p text:style-name="P59">Comment faire pour pouvoir aussi afficher un formulaire modal comme celui-ci par exemple :</text:p>
      <text:p text:style-name="Code"><text:span text:style-name="T8">&lt;div</text:span> <text:span text:style-name="T10">class</text:span>=<text:span text:style-name="T2">"modal fade"</text:span> <text:span text:style-name="T10">id</text:span>=<text:span text:style-name="T2">"loginModal"</text:span> <text:span text:style-name="T10">tabindex</text:span>=<text:span text:style-name="T2">"-1"</text:span> <text:span text:style-name="T10">aria-labelledby</text:span>=<text:span text:style-name="T2">"loginModalLabel"</text:span> <text:span text:style-name="T10">aria-hidden</text:span>=<text:span text:style-name="T2">"true"</text:span><text:span text:style-name="T8">&gt;</text:span></text:p>
      <text:p text:style-name="Code"><text:span text:style-name="T8">&lt;div</text:span> <text:span text:style-name="T10">class</text:span>=<text:span text:style-name="T2">"modal-dialog"</text:span><text:span text:style-name="T8">&gt;</text:span></text:p>
      <text:p text:style-name="Code"><text:span text:style-name="T8">&lt;div</text:span> <text:span text:style-name="T10">class</text:span>=<text:span text:style-name="T2">"modal-content"</text:span><text:span text:style-name="T8">&gt;</text:span></text:p>
      <text:p text:style-name="Code"><text:span text:style-name="T8">&lt;div</text:span> <text:span text:style-name="T10">class</text:span>=<text:span text:style-name="T2">"modal-header"</text:span><text:span text:style-name="T8">&gt;</text:span></text:p>
      <text:p text:style-name="Code"><text:span text:style-name="T8">&lt;h5</text:span> <text:span text:style-name="T10">class</text:span>=<text:span text:style-name="T2">"modal-title"</text:span> <text:span text:style-name="T10">id</text:span>=<text:span text:style-name="T2">"loginModalLabel"</text:span><text:span text:style-name="T8">&gt;</text:span>Connexion<text:span text:style-name="T8">&lt;/h5&gt;</text:span></text:p>
      <text:p text:style-name="Code"><text:span text:style-name="T8">&lt;button</text:span> <text:span text:style-name="T10">type</text:span>=<text:span text:style-name="T2">"button"</text:span> <text:span text:style-name="T10">class</text:span>=<text:span text:style-name="T2">"btn-close"</text:span> <text:span text:style-name="T10">data-bs-dismiss</text:span>=<text:span text:style-name="T2">"modal"</text:span> <text:span text:style-name="T10">aria-label</text:span>=<text:span text:style-name="T2">"Close"</text:span><text:span text:style-name="T8">&gt;&lt;/button&gt;</text:span></text:p>
      <text:p text:style-name="Code">&lt;/div&gt;</text:p>
      <text:p text:style-name="Code"><text:span text:style-name="T8">&lt;form</text:span> <text:span text:style-name="T10">id</text:span>=<text:span text:style-name="T2">"loginForm"</text:span> <text:span text:style-name="T10">action</text:span>=<text:span text:style-name="T2">"areas/SignIn/Check.php"</text:span> <text:span text:style-name="T10">method</text:span>=<text:span text:style-name="T2">"POST"</text:span> <text:span text:style-name="T10">novalidate</text:span><text:span text:style-name="T8">&gt;</text:span></text:p>
      <text:p text:style-name="Code"><text:span text:style-name="T8">&lt;div</text:span> <text:span text:style-name="T10">class</text:span>=<text:span text:style-name="T2">"modal-body"</text:span><text:span text:style-name="T8">&gt;</text:span></text:p>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email"</text:span> <text:span text:style-name="T10">class</text:span>=<text:span text:style-name="T2">"form-label"</text:span><text:span text:style-name="T8">&gt;</text:span>Adresse email<text:span text:style-name="T8">&lt;/label&gt;</text:span></text:p>
      <text:p text:style-name="Code"><text:span text:style-name="T8">&lt;input</text:span> <text:span text:style-name="T10">type</text:span>=<text:span text:style-name="T2">"email"</text:span> <text:span text:style-name="T10">class</text:span>=<text:span text:style-name="T2">"form-control"</text:span> <text:span text:style-name="T10">id</text:span>=<text:span text:style-name="T2">"email"</text:span> <text:span text:style-name="T10">name</text:span>=<text:span text:style-name="T2">"email"</text:span> <text:span text:style-name="T10">required</text:span><text:span text:style-name="T8">&gt;</text:span></text:p>
      <text:p text:style-name="Code"><text:span text:style-name="T8">&lt;div</text:span> <text:span text:style-name="T10">class</text:span>=<text:span text:style-name="T2">"invalid-feedback"</text:span><text:span text:style-name="T8">&gt;</text:span>Veuillez entrer une adresse email valide.<text:span text:style-name="T8">&lt;/div&gt;</text:span></text:p>
      <text:p text:style-name="Code">&lt;/div&gt;</text:p>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password"</text:span> <text:span text:style-name="T10">class</text:span>=<text:span text:style-name="T2">"form-label"</text:span><text:span text:style-name="T8">&gt;</text:span>Mot de passe<text:span text:style-name="T8">&lt;/label&gt;</text:span></text:p>
      <text:p text:style-name="Code"><text:span text:style-name="T8">&lt;input</text:span> <text:span text:style-name="T10">type</text:span>=<text:span text:style-name="T2">"password"</text:span> <text:span text:style-name="T10">class</text:span>=<text:span text:style-name="T2">"form-control"</text:span> <text:span text:style-name="T10">id</text:span>=<text:span text:style-name="T2">"password"</text:span> <text:span text:style-name="T10">name</text:span>=<text:span text:style-name="T2">"password"</text:span> <text:span text:style-name="T10">required</text:span> <text:span text:style-name="T10">minlength</text:span>=<text:span text:style-name="T2">"6"</text:span><text:span text:style-name="T8">&gt;</text:span></text:p>
      <text:p text:style-name="Code"><text:span text:style-name="T8">&lt;div</text:span> <text:span text:style-name="T10">class</text:span>=<text:span text:style-name="T2">"invalid-feedback"</text:span><text:span text:style-name="T8">&gt;</text:span>Le mot de passe doit contenir au moins 6 caractères.<text:span text:style-name="T8">&lt;/div&gt;</text:span></text:p>
      <text:p text:style-name="Code"><text:soft-page-break/>&lt;/div&gt;</text:p>
      <text:p text:style-name="Code"><text:span text:style-name="T8">&lt;div</text:span> <text:span text:style-name="T10">class</text:span>=<text:span text:style-name="T2">"text-end"</text:span><text:span text:style-name="T8">&gt;</text:span></text:p>
      <text:p text:style-name="Code"><text:span text:style-name="T8">&lt;button</text:span> <text:span text:style-name="T10">type</text:span>=<text:span text:style-name="T2">"button"</text:span> <text:span text:style-name="T10">class</text:span>=<text:span text:style-name="T2">"btn btn-link"</text:span> <text:span text:style-name="T10">data-bs-toggle</text:span>=<text:span text:style-name="T2">"modal"</text:span> <text:span text:style-name="T10">data-bs-target</text:span>=<text:span text:style-name="T2">"#forgotPasswordModal"</text:span> <text:span text:style-name="T10">data-bs-dismiss</text:span>=<text:span text:style-name="T2">"modal"</text:span><text:span text:style-name="T8">&gt;</text:span></text:p>
      <text:p text:style-name="Code">Mot de passe oublié ?</text:p>
      <text:p text:style-name="Code">&lt;/button&gt;</text:p>
      <text:p text:style-name="Code">&lt;/div&gt;</text:p>
      <text:p text:style-name="Code">&lt;/div&gt;</text:p>
      <text:p text:style-name="Code"><text:span text:style-name="T8">&lt;div</text:span> <text:span text:style-name="T10">class</text:span>=<text:span text:style-name="T2">"modal-footer"</text:span><text:span text:style-name="T8">&gt;</text:span></text:p>
      <text:p text:style-name="Code"><text:span text:style-name="T8">&lt;button</text:span> <text:span text:style-name="T10">type</text:span>=<text:span text:style-name="T2">"button"</text:span> <text:span text:style-name="T10">class</text:span>=<text:span text:style-name="T2">"btn btn-secondary"</text:span> <text:span text:style-name="T10">data-bs-dismiss</text:span>=<text:span text:style-name="T2">"modal"</text:span><text:span text:style-name="T8">&gt;</text:span>Fermer<text:span text:style-name="T8">&lt;/button&gt;</text:span></text:p>
      <text:p text:style-name="Code"><text:span text:style-name="T8">&lt;button</text:span> <text:span text:style-name="T10">type</text:span>=<text:span text:style-name="T2">"submit"</text:span> <text:span text:style-name="T10">class</text:span>=<text:span text:style-name="T2">"btn btn-primary"</text:span><text:span text:style-name="T8">&gt;</text:span>Se connecter<text:span text:style-name="T8">&lt;/button&gt;</text:span></text:p>
      <text:p text:style-name="Code">&lt;/div&gt;</text:p>
      <text:p text:style-name="Code">&lt;/form&gt;</text:p>
      <text:p text:style-name="Code">&lt;/div&gt;</text:p>
      <text:p text:style-name="Code">&lt;/div&gt;</text:p>
      <text:p text:style-name="Code">&lt;/div&gt;</text:p>
      <text:p text:style-name="P59"/>
      <text:h text:style-name="P75" text:outline-level="1">Comment fonctionne le routage</text:h>
      <text:h text:style-name="Heading_20_2" text:outline-level="2">Sans routage</text:h>
      <text:h text:style-name="Heading_20_3" text:outline-level="3"><text:span text:style-name="T36">i</text:span>ndex.php</text:h>
      <text:p text:style-name="Code">&lt;?php</text:p>
      <text:p text:style-name="Code"><text:span text:style-name="T25">echo </text:span><text:span text:style-name="T6">"in /index.php\n"</text:span><text:span text:style-name="T25">;</text:span></text:p>
      <text:h text:style-name="Heading_20_3" text:outline-level="3">toto.php</text:h>
      <text:p text:style-name="Code">&lt;?php</text:p>
      <text:p text:style-name="Code"><text:span text:style-name="T25">echo </text:span><text:span text:style-name="T6">"in /toto.php\n"</text:span><text:span text:style-name="T25">;</text:span></text:p>
      <text:h text:style-name="Heading_20_3" text:outline-level="3">Dans le navigateur</text:h>
      <text:p text:style-name="Text_20_body"><draw:frame draw:style-name="fr1"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1"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1" draw:name="Image3" text:anchor-type="as-char" svg:width="9.428cm" svg:height="2.656cm" draw:z-index="2"><draw:image xlink:href="Pictures/10000001000001FF00000090A81D1578.png" xlink:type="simple" xlink:show="embed" xlink:actuate="onLoad" draw:mime-type="image/png"/></draw:frame></text:p>
      <text:h text:style-name="Heading_20_3" text:outline-level="3">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text:soft-page-break/>[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77" text:outline-level="2"><text:span text:style-name="T36">Avec</text:span> routage</text:h>
      <text:h text:style-name="P78" text:outline-level="3"><text:span text:style-name="T36">i</text:span>ndex.php</text:h>
      <text:p text:style-name="Code">&lt;?php</text:p>
      <text:p text:style-name="Code"/>
      <text:p text:style-name="Code"><text:span text:style-name="T2">require_once</text:span> <text:span text:style-name="T5">'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5">'GET /'</text:span>, <text:span text:style-name="T2">function</text:span>() { echo <text:span text:style-name="T5">'in index.php'</text:span>; });</text:p>
      <text:p text:style-name="Code">$flight-&gt;route(<text:span text:style-name="T5">'GET /toto'</text:span>, <text:span text:style-name="T2">function</text:span>() { <text:span text:style-name="T2">include</text:span> <text:span text:style-name="T5">'toto.php'</text:span>; });</text:p>
      <text:p text:style-name="Code"/>
      <text:p text:style-name="Code">$flight-&gt;start();</text:p>
      <text:h text:style-name="P78" text:outline-level="3">toto.php</text:h>
      <text:p text:style-name="P60">&lt;?php</text:p>
      <text:p text:style-name="P60"><text:span text:style-name="T25">echo </text:span><text:span text:style-name="T6">"in /toto.php\n"</text:span><text:span text:style-name="T25">;</text:span></text:p>
      <text:h text:style-name="P78" text:outline-level="3">Dans le navigateur</text:h>
      <text:p text:style-name="P97"><draw:frame draw:style-name="fr1" draw:name="Image4" text:anchor-type="as-char" svg:width="8.932cm" svg:height="1.432cm" draw:z-index="4"><draw:image xlink:href="Pictures/10000001000001DA0000004C9272BB14.png" xlink:type="simple" xlink:show="embed" xlink:actuate="onLoad" draw:mime-type="image/png"/></draw:frame></text:p>
      <text:p text:style-name="P97"><draw:frame draw:style-name="fr1" draw:name="Image5" text:anchor-type="as-char" svg:width="8.878cm" svg:height="1.423cm" draw:z-index="5"><draw:image xlink:href="Pictures/10000001000001DA0000004C9272BB14.png" xlink:type="simple" xlink:show="embed" xlink:actuate="onLoad" draw:mime-type="image/png"/></draw:frame></text:p>
      <text:p text:style-name="P97"><draw:frame draw:style-name="fr1" draw:name="Image6" text:anchor-type="as-char" svg:width="8.894cm" svg:height="2.738cm" draw:z-index="6"><draw:image xlink:href="Pictures/10000001000001E400000095C435898D.png" xlink:type="simple" xlink:show="embed" xlink:actuate="onLoad" draw:mime-type="image/png"/></draw:frame></text:p>
      <text:p text:style-name="P97"><draw:frame draw:style-name="fr1" draw:name="Image2 Copie 1" text:anchor-type="as-char" svg:width="8.237cm" svg:height="1.637cm" draw:z-index="7"><draw:image xlink:href="Pictures/10000001000001B10000005664C3C21A.png" xlink:type="simple" xlink:show="embed" xlink:actuate="onLoad" draw:mime-type="image/png"/></draw:frame></text:p>
      <text:p text:style-name="P97"><draw:frame draw:style-name="fr1" draw:name="Image3 Copie 1" text:anchor-type="as-char" svg:width="9.428cm" svg:height="2.656cm" draw:z-index="3"><draw:image xlink:href="Pictures/10000001000001FF00000090A81D1578.png" xlink:type="simple" xlink:show="embed" xlink:actuate="onLoad" draw:mime-type="image/png"/></draw:frame></text:p>
      <text:h text:style-name="P78" text:outline-level="3">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text:soft-page-break/>[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76" text:outline-level="1">Problème de routage</text:h>
      <text:h text:style-name="Heading_20_2" text:outline-level="2">Le fichier index.php</text:h>
      <text:p text:style-name="Code">&lt;?php</text:p>
      <text:p text:style-name="Code"><text:span text:style-name="T2">require_once</text:span> <text:span text:style-name="T5">'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5">'SERVER_NAME'</text:span>] === <text:span text:style-name="T5">'localhost'</text:span>) {</text:p>
      <text:p text:style-name="Code">Debugger::enable(Debugger::Development, <text:span text:style-name="T2">__DIR__</text:span> . <text:span text:style-name="T5">'/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5">'app\controllers\GroupController'</text:span> =&gt; <text:span text:style-name="T2">function</text:span> (Container $container) {</text:p>
      <text:p text:style-name="Code"><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5">'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5">'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text:soft-page-break/>$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5">'GET /'</text:span>, <text:span text:style-name="T2">function</text:span>() { <text:span text:style-name="T2">include</text:span> <text:span text:style-name="T2">__DIR__</text:span>.<text:span text:style-name="T5">'/app/views/layout.latte'</text:span>; });</text:p>
      <text:p text:style-name="Code"/>
      <text:p text:style-name="Code">$groupController = $container-&gt;get(<text:span text:style-name="T5">'app\controllers\GroupController'</text:span>);</text:p>
      <text:p text:style-name="Code">$flight-&gt;route(<text:span text:style-name="T5">'GET /groups'</text:span>, <text:span text:style-name="T2">function</text:span>() <text:span text:style-name="T2">use</text:span> ($groupController) { $groupController-&gt;index(); });</text:p>
      <text:p text:style-name="Code">$flight-&gt;route(<text:span text:style-name="T5">'GET /groups/create'</text:span>, <text:span text:style-name="T2">function</text:span>() <text:span text:style-name="T2">use</text:span> ($groupController) { $groupController-&gt;create(); });</text:p>
      <text:p text:style-name="Code">$flight-&gt;route(<text:span text:style-name="T5">'POST /groups/create'</text:span>, <text:span text:style-name="T2">function</text:span>() <text:span text:style-name="T2">use</text:span> ($groupController) { $groupController-&gt;create(); });</text:p>
      <text:p text:style-name="Code">$flight-&gt;route(<text:span text:style-name="T5">'GET /groups/edit/@id'</text:span>, <text:span text:style-name="T2">function</text:span>($id) <text:span text:style-name="T2">use</text:span> ($groupController) { $groupController-&gt;edit($id); });</text:p>
      <text:p text:style-name="Code">$flight-&gt;route(<text:span text:style-name="T5">'POST /groups/edit/@id'</text:span>, <text:span text:style-name="T2">function</text:span>($id) <text:span text:style-name="T2">use</text:span> ($groupController) { $groupController-&gt;edit($id); });</text:p>
      <text:p text:style-name="Code">$flight-&gt;route(<text:span text:style-name="T5">'POST /groups/delete/@id'</text:span>, <text:span text:style-name="T2">function</text:span>($id) <text:span text:style-name="T2">use</text:span> ($groupController) { $groupController-&gt;delete($id); });</text:p>
      <text:p text:style-name="Code"/>
      <text:p text:style-name="Code">$personController = $container-&gt;get(<text:span text:style-name="T5">'app\controllers\PersonController'</text:span>);</text:p>
      <text:p text:style-name="Code">$flight-&gt;route(<text:span text:style-name="T5">'GET /persons'</text:span>, <text:span text:style-name="T2">function</text:span>() <text:span text:style-name="T2">use</text:span> ($personController) { $personController-&gt;index(); });</text:p>
      <text:p text:style-name="Code">$flight-&gt;route(<text:span text:style-name="T5">'GET /persons/create'</text:span>, <text:span text:style-name="T2">function</text:span>() <text:span text:style-name="T2">use</text:span> ($personController) { $personController-&gt;create(); });</text:p>
      <text:p text:style-name="Code">$flight-&gt;route(<text:span text:style-name="T5">'POST /persons/create'</text:span>, <text:span text:style-name="T2">function</text:span>() <text:span text:style-name="T2">use</text:span> ($personController) { $personController-&gt;create(); });</text:p>
      <text:p text:style-name="Code">$flight-&gt;route(<text:span text:style-name="T5">'GET /persons/edit/@id'</text:span>, <text:span text:style-name="T2">function</text:span>($id) <text:span text:style-name="T2">use</text:span> ($personController) { $personController-&gt;edit($id); });</text:p>
      <text:p text:style-name="Code">$flight-&gt;route(<text:span text:style-name="T5">'POST /persons/edit/@id'</text:span>, <text:span text:style-name="T2">function</text:span>($id) <text:span text:style-name="T2">use</text:span> ($personController) { $personController-&gt;edit($id); });</text:p>
      <text:p text:style-name="Code">$flight-&gt;route(<text:span text:style-name="T5">'POST /persons/delete/@id'</text:span>, <text:span text:style-name="T2">function</text:span>($id) <text:span text:style-name="T2">use</text:span> ($personController) { $personController-&gt;delete($id); });</text:p>
      <text:p text:style-name="Code"/>
      <text:p text:style-name="Code">$userController = $container-&gt;get(<text:span text:style-name="T5">'app\controllers\UserController'</text:span>);</text:p>
      <text:p text:style-name="Code">$flight-&gt;route(<text:span text:style-name="T5">'GET /user/resetPassword/@encodedEmail'</text:span>, <text:span text:style-name="T2">function</text:span>($encodedEmail) <text:span text:style-name="T2">use</text:span> ($userController) { $userController-&gt;resetPassword($encodedEmail); });</text:p>
      <text:p text:style-name="Code">$flight-&gt;route(<text:span text:style-name="T5">'GET /user/setPassword/@token'</text:span>, <text:span text:style-name="T2">function</text:span>($token) <text:span text:style-name="T2">use</text:span> ($userController) { $userController-&gt;setPassword($token); });</text:p>
      <text:p text:style-name="Code"/>
      <text:p text:style-name="Code">$flight-&gt;start();</text:p>
      <text:p text:style-name="Code"/>
      <text:p text:style-name="Code">?&gt;</text:p>
      <text:p text:style-name="P79">Si on veut accéder à cette page :<text:line-break/><text:a xlink:type="simple" xlink:href="http://localhost:8000/user/resetPassword/test%40free.fr" text:style-name="Internet_20_link" text:visited-style-name="Visited_20_Internet_20_Link">http://localhost:8000/user/resetPassword/test%40free.fr</text:a></text:p>
      <text:p text:style-name="P79"/>
      <text:p text:style-name="Code"><text:span text:style-name="T26">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text:soft-page-break/>Found&lt;/h1&gt;&lt;p&gt;The requested resource &lt;code class="url"&gt;/user/resetPassword/test%40free.fr&lt;/code&gt; was not found on this server.&lt;/p&gt;&lt;/body&gt;&lt;/html&gt;</text:p>
      <text:p text:style-name="P80"/>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Heading_20_1"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T20H32M14S</meta:editing-duration>
    <meta:editing-cycles>34</meta:editing-cycles>
    <meta:generator>LibreOffice/24.2.7.2$Linux_X86_64 LibreOffice_project/420$Build-2</meta:generator>
    <dc:title>Technical</dc:title>
    <dc:date>2025-02-02T10:10:27.193342040</dc:date>
    <meta:document-statistic meta:table-count="0" meta:image-count="8" meta:object-count="0" meta:page-count="32" meta:paragraph-count="1301" meta:word-count="6526" meta:character-count="51496" meta:non-whitespace-character-count="46081"/>
    <meta:template xlink:type="simple" xlink:actuate="onRequest" xlink:title="Technical" xlink:href="../../../../../.config/libreoffice/4/user/template/Technical.ott" meta:date="2025-01-03T07:52:16.606689178"/>
  </office:meta>
</office:document-meta>
</file>